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" style:font-family-generic="swiss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style:line-height-at-least="0.397cm"/>
      <style:text-properties style:font-name="Consolas" fo:font-size="48pt" style:font-size-asian="48pt" style:font-size-complex="48pt"/>
    </style:style>
    <style:style style:name="P4" style:family="paragraph">
      <style:paragraph-properties style:line-height-at-least="0.397cm"/>
      <style:text-properties fo:color="#40a070" style:font-name="Consolas" fo:font-size="48pt" style:font-size-asian="48pt" style:font-size-complex="48pt"/>
    </style:style>
    <style:style style:name="P5" style:family="paragraph">
      <style:paragraph-properties style:line-height-at-least="0.397cm"/>
      <style:text-properties fo:color="#007020" style:font-name="Consolas" fo:font-size="48pt" style:font-size-asian="48pt" style:font-size-complex="48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style:line-height-at-least="0.397cm"/>
      <style:text-properties style:font-name="Consolas" fo:font-size="30pt" style:font-size-asian="30pt" style:font-size-complex="30pt"/>
    </style:style>
    <style:style style:name="P8" style:family="paragraph">
      <style:paragraph-properties style:line-height-at-least="0.397cm"/>
      <style:text-properties fo:color="#007020" style:font-name="Consolas" fo:font-size="30pt" style:font-size-asian="30pt" style:font-size-complex="30pt"/>
    </style:style>
    <style:style style:name="P9" style:family="paragraph">
      <style:paragraph-properties style:line-height-at-least="0.397cm"/>
      <style:text-properties fo:color="#40a070" style:font-name="Consolas" fo:font-size="30pt" style:font-size-asian="30pt" style:font-size-complex="30pt"/>
    </style:style>
    <style:style style:name="P10" style:family="paragraph">
      <style:paragraph-properties style:line-height-at-least="0.397cm"/>
      <style:text-properties fo:color="#4070a0" style:font-name="Consolas" fo:font-size="30pt" style:font-size-asian="30pt" style:font-size-complex="30pt"/>
    </style:style>
    <style:style style:name="P11" style:family="paragraph">
      <style:paragraph-properties fo:margin-top="0cm" fo:margin-bottom="0.499cm" style:line-height-at-least="0.397cm"/>
      <style:text-properties style:font-name="Consolas" fo:font-size="30pt" style:font-size-asian="30pt" style:font-size-complex="30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style:line-height-at-least="0.397cm"/>
      <style:text-properties style:font-name="Consolas" fo:font-size="36pt" style:font-size-asian="36pt" style:font-size-complex="36pt"/>
    </style:style>
    <style:style style:name="P14" style:family="paragraph">
      <style:paragraph-properties style:line-height-at-least="0.397cm"/>
      <style:text-properties fo:color="#40a070" style:font-name="Consolas" fo:font-size="36pt" style:font-size-asian="36pt" style:font-size-complex="3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cm" fo:margin-bottom="0.499cm" style:line-height-at-least="0.397cm"/>
      <style:text-properties style:font-name="Consolas" fo:font-size="36pt" style:font-size-asian="36pt" style:font-size-complex="36pt"/>
    </style:style>
    <style:style style:name="P17" style:family="paragraph">
      <style:paragraph-properties style:line-height-at-least="0.397cm"/>
      <style:text-properties style:font-name="Consolas" fo:font-size="44pt" style:font-size-asian="44pt" style:font-size-complex="44pt"/>
    </style:style>
    <style:style style:name="P18" style:family="paragraph">
      <style:paragraph-properties style:line-height-at-least="0.397cm"/>
      <style:text-properties fo:color="#4070a0" style:font-name="Consolas" fo:font-size="44pt" style:font-size-asian="44pt" style:font-size-complex="44pt"/>
    </style:style>
    <style:style style:name="P19" style:family="paragraph">
      <style:paragraph-properties style:line-height-at-least="0.397cm"/>
      <style:text-properties fo:color="#40a070" style:font-name="Consolas" fo:font-size="44pt" style:font-size-asian="44pt" style:font-size-complex="44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style:line-height-at-least="0.397cm"/>
      <style:text-properties fo:font-size="44pt" style:font-size-asian="44pt" style:font-size-complex="44pt"/>
    </style:style>
    <style:style style:name="P22" style:family="paragraph">
      <style:paragraph-properties fo:margin-top="0cm" fo:margin-bottom="0.499cm" style:line-height-at-least="0.397cm"/>
      <style:text-properties style:font-name="Consolas" fo:font-size="44pt" style:font-size-asian="44pt" style:font-size-complex="44pt"/>
    </style:style>
    <style:style style:name="P23" style:family="paragraph">
      <style:paragraph-properties style:line-height-at-least="0.397cm"/>
      <style:text-properties fo:color="#000000" style:font-name="Consolas" fo:font-size="48pt" style:font-size-asian="48pt" style:font-size-complex="48pt"/>
    </style:style>
    <style:style style:name="P24" style:family="paragraph">
      <style:paragraph-properties style:line-height-at-least="0.397cm"/>
      <style:text-properties fo:font-size="48pt" style:font-size-asian="48pt" style:font-size-complex="48pt"/>
    </style:style>
    <style:style style:name="P25" style:family="paragraph">
      <style:paragraph-properties style:line-height-at-least="0.397cm"/>
      <style:text-properties fo:color="#000000" fo:font-size="48pt" style:font-size-asian="48pt" style:font-size-complex="48pt"/>
    </style:style>
    <style:style style:name="P26" style:family="paragraph">
      <style:paragraph-properties fo:margin-top="0cm" fo:margin-bottom="0.499cm" style:line-height-at-least="0.397cm"/>
      <style:text-properties fo:color="#666666" style:font-name="Consolas" fo:font-size="48pt" style:font-size-asian="48pt" style:font-size-complex="48pt"/>
    </style:style>
    <style:style style:name="P27" style:family="paragraph">
      <style:paragraph-properties style:line-height-at-least="0.397cm"/>
      <style:text-properties style:font-name="Consolas" fo:font-size="32pt" style:font-size-asian="32pt" style:font-size-complex="32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paragraph-properties style:line-height-at-least="0.397cm"/>
      <style:text-properties fo:color="#007020" style:font-name="Consolas" fo:font-size="36pt" style:font-size-asian="36pt" style:font-size-complex="36pt"/>
    </style:style>
    <style:style style:name="P30" style:family="paragraph">
      <style:paragraph-properties fo:margin-top="0cm" fo:margin-bottom="0.499cm" style:line-height-at-least="0.397cm"/>
      <style:text-properties fo:color="#666666" style:font-name="Consolas" fo:font-size="36pt" style:font-size-asian="36pt" style:font-size-complex="36pt"/>
    </style:style>
    <style:style style:name="P31" style:family="paragraph">
      <style:paragraph-properties fo:text-align="center"/>
    </style:style>
    <style:style style:name="P32" style:family="paragraph">
      <style:paragraph-properties style:line-height-at-least="0.397cm"/>
      <style:text-properties style:font-name="Consolas" fo:font-size="28pt" style:font-size-asian="28pt" style:font-size-complex="28pt"/>
    </style:style>
    <style:style style:name="P33" style:family="paragraph">
      <style:paragraph-properties fo:margin-top="0cm" fo:margin-bottom="0.499cm" style:line-height-at-least="0.397cm"/>
      <style:text-properties style:font-name="Consolas" fo:font-size="28pt" style:font-size-asian="28pt" style:font-size-complex="28pt"/>
    </style:style>
    <style:style style:name="P34" style:family="paragraph">
      <style:paragraph-properties style:line-height-at-least="0.397cm"/>
      <style:text-properties fo:font-size="28pt" style:font-size-asian="28pt" style:font-size-complex="28pt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style:line-height-at-least="0.397cm"/>
      <style:text-properties fo:color="#40a070" style:font-name="Consolas" fo:font-size="28pt" style:font-size-asian="28pt" style:font-size-complex="28pt"/>
    </style:style>
    <style:style style:name="P37" style:family="paragraph">
      <style:paragraph-properties style:line-height-at-least="0.397cm"/>
      <style:text-properties fo:color="#000000" style:font-name="Consolas" fo:font-size="30pt" style:font-size-asian="30pt" style:font-size-complex="30pt"/>
    </style:style>
    <style:style style:name="P38" style:family="paragraph">
      <style:paragraph-properties fo:margin-top="0cm" fo:margin-bottom="0.499cm" style:line-height-at-least="0.397cm"/>
      <style:text-properties fo:color="#666666" style:font-name="Consolas" fo:font-size="30pt" style:font-size-asian="30pt" style:font-size-complex="30pt"/>
    </style:style>
    <style:style style:name="P39" style:family="paragraph">
      <style:paragraph-properties style:line-height-at-least="0.397cm"/>
      <style:text-properties fo:font-size="32pt" style:font-size-asian="32pt" style:font-size-complex="32pt"/>
    </style:style>
    <style:style style:name="P40" style:family="paragraph">
      <style:paragraph-properties style:line-height-at-least="0.397cm"/>
      <style:text-properties style:font-name="Consolas" fo:font-size="26pt" style:font-size-asian="26pt" style:font-size-complex="26pt"/>
    </style:style>
    <style:style style:name="P41" style:family="paragraph">
      <style:paragraph-properties style:line-height-at-least="0.397cm"/>
      <style:text-properties fo:color="#40a070" style:font-name="Consolas" fo:font-size="26pt" style:font-size-asian="26pt" style:font-size-complex="26pt"/>
    </style:style>
    <style:style style:name="P42" style:family="paragraph">
      <style:paragraph-properties fo:margin-top="0cm" fo:margin-bottom="0.499cm" style:line-height-at-least="0.397cm"/>
      <style:text-properties style:font-name="Consolas" fo:font-size="26pt" style:font-size-asian="26pt" style:font-size-complex="26pt"/>
    </style:style>
    <style:style style:name="P43" style:family="paragraph">
      <style:text-properties fo:font-size="26pt" style:font-size-asian="26pt" style:font-size-complex="26pt"/>
    </style:style>
    <style:style style:name="P44" style:family="paragraph">
      <style:paragraph-properties style:line-height-at-least="0.397cm"/>
      <style:text-properties fo:color="#40a070" style:font-name="Consolas" fo:font-size="32pt" style:font-size-asian="32pt" style:font-size-complex="32pt"/>
    </style:style>
    <style:style style:name="P45" style:family="paragraph">
      <style:text-properties fo:font-size="20pt"/>
    </style:style>
    <style:style style:name="P46" style:family="paragraph">
      <style:paragraph-properties style:line-height-at-least="0.397cm"/>
      <style:text-properties fo:color="#000000" style:font-name="Consolas" fo:font-size="32pt" style:font-size-asian="32pt" style:font-size-complex="32pt"/>
    </style:style>
    <style:style style:name="P47" style:family="paragraph">
      <style:paragraph-properties fo:margin-top="0cm" fo:margin-bottom="0.499cm" style:line-height-at-least="0.397cm"/>
      <style:text-properties fo:color="#000000" style:font-name="Consolas" fo:font-size="32pt" style:font-size-asian="32pt" style:font-size-complex="32pt"/>
    </style:style>
    <style:style style:name="P48" style:family="paragraph">
      <style:paragraph-properties fo:margin-top="0cm" fo:margin-bottom="0.499cm" style:line-height-at-least="0.397cm"/>
      <style:text-properties fo:color="#40a070" style:font-name="Consolas" fo:font-size="36pt" style:font-size-asian="36pt" style:font-size-complex="36pt"/>
    </style:style>
    <style:style style:name="P49" style:family="paragraph">
      <style:paragraph-properties style:line-height-at-least="0.397cm"/>
      <style:text-properties fo:font-size="36pt" style:font-size-asian="36pt" style:font-size-complex="36pt"/>
    </style:style>
    <style:style style:name="P50" style:family="paragraph">
      <style:paragraph-properties style:line-height-at-least="0.397cm"/>
      <style:text-properties style:font-name="Consolas" fo:font-size="9.5pt"/>
    </style:style>
    <style:style style:name="P51" style:family="paragraph">
      <style:paragraph-properties style:line-height-at-least="0.397cm"/>
      <style:text-properties fo:color="#4070a0" style:font-name="Consolas" fo:font-size="9.5pt"/>
    </style:style>
    <style:style style:name="P52" style:family="paragraph">
      <style:paragraph-properties fo:margin-top="0cm" fo:margin-bottom="0.499cm" style:line-height-at-least="0.397cm"/>
      <style:text-properties style:font-name="Consolas" fo:font-size="9.5pt"/>
    </style:style>
    <style:style style:name="P53" style:family="paragraph">
      <style:paragraph-properties style:line-height-at-least="0.397cm"/>
      <style:text-properties fo:color="#4070a0" style:font-name="Consolas" fo:font-size="36pt" style:font-size-asian="36pt" style:font-size-complex="36pt"/>
    </style:style>
    <style:style style:name="P54" style:family="paragraph">
      <style:paragraph-properties style:line-height-at-least="0.397cm"/>
      <style:text-properties style:font-name="Consolas" fo:font-size="24pt" style:font-size-asian="24pt" style:font-size-complex="24pt"/>
    </style:style>
    <style:style style:name="P55" style:family="paragraph">
      <style:paragraph-properties style:line-height-at-least="0.397cm"/>
      <style:text-properties fo:font-size="24pt" style:font-size-asian="24pt" style:font-size-complex="24pt"/>
    </style:style>
    <style:style style:name="P56" style:family="paragraph">
      <style:paragraph-properties fo:margin-top="0cm" fo:margin-bottom="0.499cm" style:line-height-at-least="0.397cm"/>
      <style:text-properties style:font-name="Consolas" fo:font-size="24pt" style:font-size-asian="24pt" style:font-size-complex="24pt"/>
    </style:style>
    <style:style style:name="P57" style:family="paragraph">
      <style:text-properties fo:font-size="24pt" style:font-size-asian="24pt" style:font-size-complex="24pt"/>
    </style:style>
    <style:style style:name="P58" style:family="paragraph">
      <style:paragraph-properties style:line-height-at-least="0.397cm"/>
      <style:text-properties fo:color="#4070a0" style:font-name="Consolas" fo:font-size="32pt" style:font-size-asian="32pt" style:font-size-complex="32pt"/>
    </style:style>
    <style:style style:name="P59" style:family="paragraph">
      <style:paragraph-properties fo:margin-top="0cm" fo:margin-bottom="0.499cm" style:line-height-at-least="0.397cm"/>
      <style:text-properties style:font-name="Consolas" fo:font-size="32pt" style:font-size-asian="32pt" style:font-size-complex="32pt"/>
    </style:style>
    <style:style style:name="P60" style:family="paragraph">
      <style:paragraph-properties fo:margin-top="0cm" fo:margin-bottom="0.499cm" style:line-height-at-least="0.397cm"/>
      <style:text-properties fo:color="#007020" style:font-name="Consolas" fo:font-size="32pt" style:font-size-asian="32pt" style:font-size-complex="32pt"/>
    </style:style>
    <style:style style:name="P61" style:family="paragraph">
      <style:paragraph-properties fo:margin-top="0cm" fo:margin-bottom="0.499cm" style:line-height-at-least="0.397cm"/>
      <style:text-properties fo:color="#40a070" style:font-name="Consolas" fo:font-size="30pt" style:font-size-asian="30pt" style:font-size-complex="30pt"/>
    </style:style>
    <style:style style:name="T1" style:family="text">
      <style:text-properties fo:color="#666666" style:font-name="Consolas" fo:font-size="48pt" style:font-size-asian="48pt" style:font-size-complex="48pt"/>
    </style:style>
    <style:style style:name="T2" style:family="text">
      <style:text-properties fo:color="#000000" style:font-name="Consolas" fo:font-size="48pt" style:font-size-asian="48pt" style:font-size-complex="48pt"/>
    </style:style>
    <style:style style:name="T3" style:family="text">
      <style:text-properties fo:color="#40a070" style:font-name="Consolas" fo:font-size="48pt" style:font-size-asian="48pt" style:font-size-complex="4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7020" style:font-name="Consolas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007020" style:font-name="Consolas" fo:font-size="48pt" style:font-size-asian="48pt" style:font-size-complex="48pt"/>
    </style:style>
    <style:style style:name="T7" style:family="text">
      <style:text-properties fo:color="#666666" style:font-name="Consolas" fo:font-size="30pt" style:font-size-asian="30pt" style:font-size-complex="30pt"/>
    </style:style>
    <style:style style:name="T8" style:family="text">
      <style:text-properties fo:color="#000000" style:font-name="Consolas" fo:font-size="30pt" style:font-size-asian="30pt" style:font-size-complex="30pt"/>
    </style:style>
    <style:style style:name="T9" style:family="text">
      <style:text-properties fo:color="#40a070" style:font-name="Consolas" fo:font-size="30pt" style:font-size-asian="30pt" style:font-size-complex="30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color="#007020" style:font-name="Consolas" fo:font-size="30pt" fo:font-weight="bold" style:font-size-asian="30pt" style:font-weight-asian="bold" style:font-size-complex="30pt" style:font-weight-complex="bold"/>
    </style:style>
    <style:style style:name="T12" style:family="text">
      <style:text-properties fo:color="#007020" style:font-name="Consolas" fo:font-size="30pt" style:font-size-asian="30pt" style:font-size-complex="30pt"/>
    </style:style>
    <style:style style:name="T13" style:family="text">
      <style:text-properties fo:color="#4070a0" style:font-name="Consolas" fo:font-size="30pt" style:font-size-asian="30pt" style:font-size-complex="30pt"/>
    </style:style>
    <style:style style:name="T14" style:family="text">
      <style:text-properties fo:color="#70a0d0" style:font-name="Consolas" fo:font-size="30pt" fo:font-style="italic" style:font-size-asian="30pt" style:font-style-asian="italic" style:font-size-complex="30pt" style:font-style-complex="italic"/>
    </style:style>
    <style:style style:name="T15" style:family="text">
      <style:text-properties fo:color="#666666" style:font-name="Consolas" fo:font-size="36pt" style:font-size-asian="36pt" style:font-size-complex="36pt"/>
    </style:style>
    <style:style style:name="T16" style:family="text">
      <style:text-properties fo:color="#000000" style:font-name="Consolas" fo:font-size="36pt" style:font-size-asian="36pt" style:font-size-complex="36pt"/>
    </style:style>
    <style:style style:name="T17" style:family="text">
      <style:text-properties fo:color="#40a070" style:font-name="Consolas" fo:font-size="36pt" style:font-size-asian="36pt" style:font-size-complex="36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666666" style:font-name="Consolas" fo:font-size="44pt" style:font-size-asian="44pt" style:font-size-complex="44pt"/>
    </style:style>
    <style:style style:name="T20" style:family="text">
      <style:text-properties fo:color="#000000" style:font-name="Consolas" fo:font-size="44pt" style:font-size-asian="44pt" style:font-size-complex="44pt"/>
    </style:style>
    <style:style style:name="T21" style:family="text">
      <style:text-properties fo:color="#4070a0" style:font-name="Consolas" fo:font-size="44pt" style:font-size-asian="44pt" style:font-size-complex="44pt"/>
    </style:style>
    <style:style style:name="T22" style:family="text">
      <style:text-properties fo:color="#40a070" style:font-name="Consolas" fo:font-size="44pt" style:font-size-asian="44pt" style:font-size-complex="44pt"/>
    </style:style>
    <style:style style:name="T23" style:family="text">
      <style:text-properties fo:color="#007020" style:font-name="Consolas" fo:font-size="44pt" style:font-size-asian="44pt" style:font-size-complex="44pt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color="#007020" style:font-name="Consolas" fo:font-size="44pt" fo:font-weight="bold" style:font-size-asian="44pt" style:font-weight-asian="bold" style:font-size-complex="44pt" style:font-weight-complex="bold"/>
    </style:style>
    <style:style style:name="T26" style:family="text">
      <style:text-properties fo:color="#000000" fo:font-size="44pt" style:font-size-asian="44pt" style:font-size-complex="44pt"/>
    </style:style>
    <style:style style:name="T27" style:family="text">
      <style:text-properties fo:color="#000000" fo:font-size="48pt" style:font-size-asian="48pt" style:font-size-complex="48pt"/>
    </style:style>
    <style:style style:name="T28" style:family="text">
      <style:text-properties style:font-name="Consolas" fo:font-size="48pt" style:font-size-asian="48pt" style:font-size-complex="48pt"/>
    </style:style>
    <style:style style:name="T29" style:family="text">
      <style:text-properties fo:color="#666666" style:font-name="Consolas" fo:font-size="32pt" style:font-size-asian="32pt" style:font-size-complex="32pt"/>
    </style:style>
    <style:style style:name="T30" style:family="text">
      <style:text-properties fo:color="#000000" style:font-name="Consolas" fo:font-size="32pt" style:font-size-asian="32pt" style:font-size-complex="32pt"/>
    </style:style>
    <style:style style:name="T31" style:family="text">
      <style:text-properties fo:color="#007020" style:font-name="Consolas" fo:font-size="32pt" style:font-size-asian="32pt" style:font-size-complex="32pt"/>
    </style:style>
    <style:style style:name="T32" style:family="text">
      <style:text-properties fo:color="#40a070" style:font-name="Consolas" fo:font-size="32pt" style:font-size-asian="32pt" style:font-size-complex="32pt"/>
    </style:style>
    <style:style style:name="T33" style:family="text">
      <style:text-properties fo:color="#4070a0" style:font-name="Consolas" fo:font-size="32pt" style:font-size-asian="32pt" style:font-size-complex="32pt"/>
    </style:style>
    <style:style style:name="T34" style:family="text">
      <style:text-properties fo:color="#007020" style:font-name="Consolas" fo:font-size="36pt" style:font-size-asian="36pt" style:font-size-complex="36pt"/>
    </style:style>
    <style:style style:name="T35" style:family="text">
      <style:text-properties fo:color="#666666" style:font-name="Consolas" fo:font-size="28pt" style:font-size-asian="28pt" style:font-size-complex="28pt"/>
    </style:style>
    <style:style style:name="T36" style:family="text">
      <style:text-properties fo:color="#000000" style:font-name="Consolas" fo:font-size="28pt" style:font-size-asian="28pt" style:font-size-complex="28pt"/>
    </style:style>
    <style:style style:name="T37" style:family="text">
      <style:text-properties fo:color="#40a070" style:font-name="Consolas" fo:font-size="28pt" style:font-size-asian="28pt" style:font-size-complex="28pt"/>
    </style:style>
    <style:style style:name="T38" style:family="text">
      <style:text-properties fo:color="#007020" style:font-name="Consolas" fo:font-size="28pt" fo:font-weight="bold" style:font-size-asian="28pt" style:font-weight-asian="bold" style:font-size-complex="28pt" style:font-weight-complex="bold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4070a0" style:font-name="Consolas" fo:font-size="28pt" style:font-size-asian="28pt" style:font-size-complex="28pt"/>
    </style:style>
    <style:style style:name="T41" style:family="text">
      <style:text-properties fo:color="#007020" style:font-name="Consolas"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color="#06287e" style:font-name="Consolas" fo:font-size="28pt" style:font-size-asian="28pt" style:font-size-complex="28pt"/>
    </style:style>
    <style:style style:name="T44" style:family="text">
      <style:text-properties fo:color="#666666" style:font-name="Consolas" fo:font-size="26pt" style:font-size-asian="26pt" style:font-size-complex="26pt"/>
    </style:style>
    <style:style style:name="T45" style:family="text">
      <style:text-properties fo:color="#000000" style:font-name="Consolas" fo:font-size="26pt" style:font-size-asian="26pt" style:font-size-complex="26pt"/>
    </style:style>
    <style:style style:name="T46" style:family="text">
      <style:text-properties fo:color="#40a070" style:font-name="Consolas" fo:font-size="26pt" style:font-size-asian="26pt" style:font-size-complex="26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color="#007020" style:font-name="Consolas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06287e" style:font-name="Consolas" fo:font-size="32pt" style:font-size-asian="32pt" style:font-size-complex="32pt"/>
    </style:style>
    <style:style style:name="T50" style:family="text">
      <style:text-properties style:font-name="Consolas" fo:font-size="32pt" style:font-size-asian="32pt" style:font-size-complex="32pt"/>
    </style:style>
    <style:style style:name="T51" style:family="text">
      <style:text-properties fo:color="#0e84b5" style:font-name="Consolas" fo:font-size="32pt" fo:font-weight="bold" style:font-size-asian="32pt" style:font-weight-asian="bold" style:font-size-complex="32pt" style:font-weight-complex="bold"/>
    </style:style>
    <style:style style:name="T52" style:family="text">
      <style:text-properties fo:color="#007020" style:font-name="Consolas" fo:font-size="36pt" fo:font-weight="bold" style:font-size-asian="36pt" style:font-weight-asian="bold" style:font-size-complex="36pt" style:font-weight-complex="bold"/>
    </style:style>
    <style:style style:name="T53" style:family="text">
      <style:text-properties fo:color="#0e84b5" style:font-name="Consolas" fo:font-size="36pt" fo:font-weight="bold" style:font-size-asian="36pt" style:font-weight-asian="bold" style:font-size-complex="36pt" style:font-weight-complex="bold"/>
    </style:style>
    <style:style style:name="T54" style:family="text">
      <style:text-properties style:font-name="Consolas" fo:font-size="36pt" style:font-size-asian="36pt" style:font-size-complex="36pt"/>
    </style:style>
    <style:style style:name="T55" style:family="text">
      <style:text-properties fo:color="#4070a0" style:font-name="Consolas" fo:font-size="32pt" fo:font-weight="bold" style:font-size-asian="32pt" style:font-weight-asian="bold" style:font-size-complex="32pt" style:font-weight-complex="bold"/>
    </style:style>
    <style:style style:name="T56" style:family="text">
      <style:text-properties fo:color="#4070a0" style:font-name="Consolas" fo:font-size="36pt" style:font-size-asian="36pt" style:font-size-complex="36pt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fo:color="#666666" style:font-name="Consolas" fo:font-size="24pt" style:font-size-asian="24pt" style:font-size-complex="24pt"/>
    </style:style>
    <style:style style:name="T59" style:family="text">
      <style:text-properties fo:color="#000000" style:font-name="Consolas" fo:font-size="24pt" style:font-size-asian="24pt" style:font-size-complex="24pt"/>
    </style:style>
    <style:style style:name="T60" style:family="text">
      <style:text-properties fo:color="#007020" style:font-name="Consolas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40a070" style:font-name="Consolas" fo:font-size="24pt" style:font-size-asian="24pt" style:font-size-complex="24pt"/>
    </style:style>
    <style:style style:name="T62" style:family="text">
      <style:text-properties fo:color="#4070a0" style:font-name="Consolas" fo:font-size="24pt" style:font-size-asian="24pt" style:font-size-complex="24pt"/>
    </style:style>
    <style:style style:name="T63" style:family="text">
      <style:text-properties fo:color="#4070a0" style:font-name="Consolas" fo:font-size="26pt" style:font-size-asian="26pt" style:font-size-complex="26pt"/>
    </style:style>
    <style:style style:name="T64" style:family="text">
      <style:text-properties fo:color="#70a0d0" style:font-name="Consolas" fo:font-size="26pt" fo:font-style="italic" style:font-size-asian="26pt" style:font-style-asian="italic" style:font-size-complex="26pt" style:font-style-complex="italic"/>
    </style:style>
    <style:style style:name="T65" style:family="text">
      <style:text-properties fo:color="#007020" style:font-name="Consolas" fo:font-size="26pt" style:font-size-asian="26pt" style:font-size-complex="26pt"/>
    </style:style>
    <style:style style:name="T66" style:family="text">
      <style:text-properties fo:color="#bb60d5" style:font-name="Consolas" fo:font-size="32pt" style:font-size-asian="32pt" style:font-size-complex="32pt"/>
    </style:style>
    <style:style style:name="T67" style:family="text">
      <style:text-properties fo:color="#0e84b5" style:font-name="Consolas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ere în limbajul Pyth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→<text:tab/><text:tab/>interpretorul Python</text:p>
            <text:p text:style-name="P1">→<text:tab/><text:tab/>tipuri și structuri de date</text:p>
            <text:p text:style-name="P1">→<text:tab/><text:tab/>instrucțiuni de control și bucle</text:p>
            <text:p text:style-name="P1">→<text:tab/><text:tab/>funcții</text:p>
            <text:p text:style-name="P1">→<text:tab/><text:tab/>clase</text:p>
            <text:p text:style-name="P1">→<text:tab/><text:tab/>biblioteci</text:p>
            <text:p text:style-name="P1">→<text:tab/><text:tab/>fluxuri intrare/ieșire</text:p>
            <text:p text:style-name="P1">→<text:tab/><text:tab/>res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e este Pytho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baj de nivel înalt orientat pe obiecte</text:p>
              </text:list-item>
              <text:list-item>
                <text:p>Uz general (POO, procedural, funcțional)</text:p>
              </text:list-item>
              <text:list-item>
                <text:p>Interpretoare (CPython, Jython, IronPython)</text:p>
              </text:list-item>
              <text:list-item>
                <text:p>Syntaxa (inexistența acoladelor, indentare)</text:p>
              </text:list-item>
              <text:list-item>
                <text:p>Încorporare (Cython)</text:p>
              </text:list-item>
              <text:list-item>
                <text:p>Avantaje/dezavanta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pretorul Pyth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python.org/" xlink:type="simple">http://python.org</text:a></text:p>
              </text:list-item>
              <text:list-item>
                <text:p>Windows/Linux</text:p>
              </text:list-item>
              <text:list-item>
                <text:p>2.x/3.x</text:p>
              </text:list-item>
              <text:list-item>
                <text:p>&gt;&gt;&gt; help()</text:p>
              </text:list-item>
              <text:list-item>
                <text:p>dir(__builtins__)</text:p>
              </text:list-item>
              <text:list-item>
                <text:p>Calculator de buzunar</text:p>
              </text:list-item>
              <text:list-item>
                <text:p>python -c “print 'Salut Lume'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uri și structuri de date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ce este un obiect</text:p>
              </text:list-item>
              <text:list-item>
                <text:p>bool, int, float, str</text:p>
              </text:list-item>
              <text:list-item>
                <text:p>tuple, list, set, dict</text:p>
              </text:list-item>
              <text:list-item>
                <text:p>eterogenitate</text:p>
              </text:list-item>
              <text:list-item>
                <text:p>referinte (slabe)</text:p>
              </text:list-item>
              <text:list-item>
                <text:p>etiche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l, int, float, str</text:p>
          </draw:text-box>
        </draw:frame>
        <draw:frame presentation:style-name="pr5" draw:text-style-name="P6" draw:layer="layout" svg:width="26.162cm" svg:height="14.732cm" svg:x="1.016cm" svg:y="4.572cm" presentation:class="outline" presentation:user-transformed="true">
          <draw:text-box>
            <text:p text:style-name="P3"><text:span text:style-name="T1">&gt;&gt;&gt;</text:span><text:span text:style-name="T2"> a </text:span><text:span text:style-name="T1">=</text:span><text:span text:style-name="T2"> </text:span><text:span text:style-name="T3">1</text:span></text:p>
            <text:p text:style-name="P3"><text:span text:style-name="T1">&gt;&gt;&gt;</text:span><text:span text:style-name="T2"> b </text:span><text:span text:style-name="T1">=</text:span><text:span text:style-name="T2"> </text:span><text:span text:style-name="T3">2</text:span></text:p>
            <text:p text:style-name="P3"><text:span text:style-name="T1">&gt;&gt;&gt;</text:span><text:span text:style-name="T2"> c </text:span><text:span text:style-name="T1">=</text:span><text:span text:style-name="T2"> (a </text:span><text:span text:style-name="T1">+</text:span><text:span text:style-name="T2"> b) </text:span><text:span text:style-name="T1">**</text:span><text:span text:style-name="T2"> </text:span><text:span text:style-name="T3">2</text:span><text:span text:style-name="T2"> </text:span><text:span text:style-name="T1">%</text:span><text:span text:style-name="T2"> </text:span><text:span text:style-name="T3">5</text:span></text:p>
            <text:p text:style-name="P3"><text:span text:style-name="T1">&gt;&gt;&gt;</text:span><text:span text:style-name="T2"> c</text:span></text:p>
            <text:p text:style-name="P4"><text:span text:style-name="T4">4</text:span></text:p>
            <text:p text:style-name="P3"><text:span text:style-name="T1">&gt;&gt;&gt;</text:span><text:span text:style-name="T2"> c </text:span><text:span text:style-name="T1">*</text:span><text:span text:style-name="T2"> </text:span><text:span text:style-name="T3">0.5</text:span><text:span text:style-name="T2"> </text:span><text:span text:style-name="T1">==</text:span><text:span text:style-name="T2"> </text:span><text:span text:style-name="T3">2</text:span><text:span text:style-name="T2"> </text:span><text:span text:style-name="T5">is</text:span><text:span text:style-name="T2"> </text:span><text:span text:style-name="T6">True</text:span></text:p>
            <text:p text:style-name="P5"><text:span text:style-name="T4">Fa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l, int, float, str</text:p>
          </draw:text-box>
        </draw:frame>
        <draw:frame presentation:style-name="pr5" draw:text-style-name="P12" draw:layer="layout" svg:width="26.416cm" svg:height="14.732cm" svg:x="1.016cm" svg:y="4.572cm" presentation:class="outline" presentation:user-transformed="true">
          <draw:text-box>
            <text:p text:style-name="P7"><text:span text:style-name="T7">&gt;&gt;&gt;</text:span><text:span text:style-name="T8"> c </text:span><text:span text:style-name="T7">*</text:span><text:span text:style-name="T8"> </text:span><text:span text:style-name="T9">0.5</text:span><text:span text:style-name="T8"> </text:span><text:span text:style-name="T7">==</text:span><text:span text:style-name="T8"> </text:span><text:span text:style-name="T9">2</text:span></text:p>
            <text:p text:style-name="P8"><text:span text:style-name="T10">True</text:span></text:p>
            <text:p text:style-name="P7"><text:span text:style-name="T7">&gt;&gt;&gt;</text:span><text:span text:style-name="T8"> (c </text:span><text:span text:style-name="T7">*</text:span><text:span text:style-name="T8"> </text:span><text:span text:style-name="T9">0.5</text:span><text:span text:style-name="T8"> </text:span><text:span text:style-name="T7">==</text:span><text:span text:style-name="T8"> </text:span><text:span text:style-name="T9">2</text:span><text:span text:style-name="T8">) </text:span><text:span text:style-name="T11">is</text:span><text:span text:style-name="T8"> </text:span><text:span text:style-name="T12">True</text:span></text:p>
            <text:p text:style-name="P8"><text:span text:style-name="T10">True</text:span></text:p>
            <text:p text:style-name="P7"><text:span text:style-name="T7">&gt;&gt;&gt;</text:span><text:span text:style-name="T8"> </text:span><text:span text:style-name="T12">int</text:span><text:span text:style-name="T8">(</text:span><text:span text:style-name="T12">str</text:span><text:span text:style-name="T8">(c) </text:span><text:span text:style-name="T7">+</text:span><text:span text:style-name="T8"> </text:span><text:span text:style-name="T13">"1"</text:span><text:span text:style-name="T8">)</text:span></text:p>
            <text:p text:style-name="P9"><text:span text:style-name="T10">41</text:span></text:p>
            <text:p text:style-name="P7"><text:span text:style-name="T7">&gt;&gt;&gt;</text:span><text:span text:style-name="T8"> </text:span><text:span text:style-name="T13">"Ana are </text:span><text:span text:style-name="T14">%d</text:span><text:span text:style-name="T13"> mere {}"</text:span><text:span text:style-name="T7">.</text:span><text:span text:style-name="T8">format(</text:span><text:span text:style-name="T13">"rosii"</text:span><text:span text:style-name="T8">) </text:span><text:span text:style-name="T7">%</text:span><text:span text:style-name="T8"> </text:span><text:span text:style-name="T9">3</text:span></text:p>
            <text:p text:style-name="P10"><text:span text:style-name="T10">'Ana are 3 mere rosii'</text:span></text:p>
            <text:p text:style-name="P11"><text:span text:style-name="T7">&gt;&gt;&gt;</text:span><text:span text:style-name="T8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5" draw:text-style-name="P15" draw:layer="layout" svg:width="25.199cm" svg:height="14.898cm" svg:x="1.27cm" svg:y="4.572cm" presentation:class="outline" presentation:user-transformed="true">
          <draw:text-box>
            <text:p text:style-name="P13"><text:span text:style-name="T15">&gt;&gt;&gt;</text:span><text:span text:style-name="T16"> a, b </text:span><text:span text:style-name="T15">=</text:span><text:span text:style-name="T16"> (</text:span><text:span text:style-name="T17">1</text:span><text:span text:style-name="T16">, </text:span><text:span text:style-name="T17">2</text:span><text:span text:style-name="T16">, </text:span><text:span text:style-name="T17">3</text:span><text:span text:style-name="T16">), (</text:span><text:span text:style-name="T17">1</text:span><text:span text:style-name="T16">,)</text:span></text:p>
            <text:p text:style-name="P13"><text:span text:style-name="T15">&gt;&gt;&gt;</text:span><text:span text:style-name="T16"> a</text:span></text:p>
            <text:p text:style-name="P13"><text:span text:style-name="T16">(</text:span><text:span text:style-name="T17">1</text:span><text:span text:style-name="T16">, </text:span><text:span text:style-name="T17">2</text:span><text:span text:style-name="T16">, </text:span><text:span text:style-name="T17">3</text:span><text:span text:style-name="T16">)</text:span></text:p>
            <text:p text:style-name="P13"><text:span text:style-name="T15">&gt;&gt;&gt;</text:span><text:span text:style-name="T16"> b</text:span></text:p>
            <text:p text:style-name="P13"><text:span text:style-name="T16">(</text:span><text:span text:style-name="T17">1</text:span><text:span text:style-name="T16">,)</text:span></text:p>
            <text:p text:style-name="P13"><text:span text:style-name="T15">&gt;&gt;&gt;</text:span><text:span text:style-name="T16"> a </text:span><text:span text:style-name="T15">+</text:span><text:span text:style-name="T16"> b</text:span></text:p>
            <text:p text:style-name="P13"><text:span text:style-name="T16">(</text:span><text:span text:style-name="T17">1</text:span><text:span text:style-name="T16">, </text:span><text:span text:style-name="T17">2</text:span><text:span text:style-name="T16">, </text:span><text:span text:style-name="T17">3</text:span><text:span text:style-name="T16">, </text:span><text:span text:style-name="T17">1</text:span><text:span text:style-name="T16">)</text:span></text:p>
            <text:p text:style-name="P13"><text:span text:style-name="T15">&gt;&gt;&gt;</text:span><text:span text:style-name="T16"> a[</text:span><text:span text:style-name="T17">0</text:span><text:span text:style-name="T16">]</text:span></text:p>
            <text:p text:style-name="P14"><text:span text:style-name="T18">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5" draw:text-style-name="P15" draw:layer="layout" svg:width="25.199cm" svg:height="14.898cm" svg:x="1.27cm" svg:y="4.572cm" presentation:class="outline" presentation:user-transformed="true">
          <draw:text-box>
            <text:p text:style-name="P13"><text:span text:style-name="T15">&gt;&gt;&gt;</text:span><text:span text:style-name="T16"> a[</text:span><text:span text:style-name="T15">-</text:span><text:span text:style-name="T17">1</text:span><text:span text:style-name="T16">]</text:span></text:p>
            <text:p text:style-name="P14"><text:span text:style-name="T18">3</text:span></text:p>
            <text:p text:style-name="P13"><text:span text:style-name="T15">&gt;&gt;&gt;</text:span><text:span text:style-name="T16"> a[</text:span><text:span text:style-name="T17">1</text:span><text:span text:style-name="T16">:</text:span><text:span text:style-name="T17">2</text:span><text:span text:style-name="T16">]</text:span></text:p>
            <text:p text:style-name="P13"><text:span text:style-name="T16">(</text:span><text:span text:style-name="T17">2</text:span><text:span text:style-name="T16">,)</text:span></text:p>
            <text:p text:style-name="P13"><text:span text:style-name="T15">&gt;&gt;&gt;</text:span><text:span text:style-name="T16"> a[</text:span><text:span text:style-name="T17">0</text:span><text:span text:style-name="T16">:</text:span><text:span text:style-name="T17">10</text:span><text:span text:style-name="T16">:</text:span><text:span text:style-name="T17">2</text:span><text:span text:style-name="T16">]</text:span></text:p>
            <text:p text:style-name="P13"><text:span text:style-name="T16">(</text:span><text:span text:style-name="T17">1</text:span><text:span text:style-name="T16">, </text:span><text:span text:style-name="T17">3</text:span><text:span text:style-name="T16">)</text:span></text:p>
            <text:p text:style-name="P13"><text:span text:style-name="T15">&gt;&gt;&gt;</text:span><text:span text:style-name="T16"> a[::</text:span><text:span text:style-name="T15">-</text:span><text:span text:style-name="T17">1</text:span><text:span text:style-name="T16">]</text:span></text:p>
            <text:p text:style-name="P16"><text:span text:style-name="T16">(</text:span><text:span text:style-name="T17">3</text:span><text:span text:style-name="T16">, </text:span><text:span text:style-name="T17">2</text:span><text:span text:style-name="T16">, </text:span><text:span text:style-name="T17">1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5" draw:text-style-name="P20" draw:layer="layout" svg:width="25.199cm" svg:height="15.215cm" svg:x="1.4cm" svg:y="4.343cm" presentation:class="outline" presentation:user-transformed="true">
          <draw:text-box>
            <text:p text:style-name="P17"><text:span text:style-name="T19">&gt;&gt;&gt;</text:span><text:span text:style-name="T20"> a </text:span><text:span text:style-name="T19">=</text:span><text:span text:style-name="T20"> [</text:span><text:span text:style-name="T21">"text"</text:span><text:span text:style-name="T20">, </text:span><text:span text:style-name="T22">1</text:span><text:span text:style-name="T20">, </text:span><text:span text:style-name="T22">0xFF</text:span><text:span text:style-name="T20">, </text:span><text:span text:style-name="T23">sum</text:span><text:span text:style-name="T20">]</text:span></text:p>
            <text:p text:style-name="P17"><text:span text:style-name="T19">&gt;&gt;&gt;</text:span><text:span text:style-name="T20"> a[</text:span><text:span text:style-name="T22">0</text:span><text:span text:style-name="T20">] </text:span><text:span text:style-name="T19">*</text:span><text:span text:style-name="T20"> </text:span><text:span text:style-name="T22">3</text:span></text:p>
            <text:p text:style-name="P18"><text:span text:style-name="T24">'texttexttext'</text:span></text:p>
            <text:p text:style-name="P17"><text:span text:style-name="T19">&gt;&gt;&gt;</text:span><text:span text:style-name="T20"> a[</text:span><text:span text:style-name="T22">3</text:span><text:span text:style-name="T20">]([a[</text:span><text:span text:style-name="T22">1</text:span><text:span text:style-name="T20">], a[</text:span><text:span text:style-name="T22">1</text:span><text:span text:style-name="T20">], a[</text:span><text:span text:style-name="T22">1</text:span><text:span text:style-name="T20">]])</text:span></text:p>
            <text:p text:style-name="P19"><text:span text:style-name="T24">3</text:span></text:p>
            <text:p text:style-name="P17"><text:span text:style-name="T19">&gt;&gt;&gt;</text:span><text:span text:style-name="T20"> a[</text:span><text:span text:style-name="T22">2</text:span><text:span text:style-name="T20">]</text:span></text:p>
            <text:p text:style-name="P19"><text:span text:style-name="T24">255</text:span></text:p>
            <text:p text:style-name="P17"><text:span text:style-name="T19">&gt;&gt;&gt;</text:span><text:span text:style-name="T20"> a</text:span><text:span text:style-name="T19">.</text:span><text:span text:style-name="T20">append(</text:span><text:span text:style-name="T23">True</text:span><text:span text:style-name="T20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5" draw:text-style-name="P20" draw:layer="layout" svg:width="25.199cm" svg:height="15.215cm" svg:x="1.4cm" svg:y="4.343cm" presentation:class="outline" presentation:user-transformed="true">
          <draw:text-box>
            <text:p text:style-name="P17"><text:span text:style-name="T19">&gt;&gt;&gt;</text:span><text:span text:style-name="T20"> a</text:span><text:span text:style-name="T19">.</text:span><text:span text:style-name="T20">insert(</text:span><text:span text:style-name="T22">0</text:span><text:span text:style-name="T20">, </text:span><text:span text:style-name="T23">False</text:span><text:span text:style-name="T20">)</text:span></text:p>
            <text:p text:style-name="P17"><text:span text:style-name="T19">&gt;&gt;&gt;</text:span><text:span text:style-name="T20"> a</text:span></text:p>
            <text:p text:style-name="P17"><text:span text:style-name="T20">[</text:span><text:span text:style-name="T23">False</text:span><text:span text:style-name="T20">, </text:span><text:span text:style-name="T21">'text'</text:span><text:span text:style-name="T20">, </text:span><text:span text:style-name="T22">1</text:span><text:span text:style-name="T20">, </text:span><text:span text:style-name="T22">255</text:span><text:span text:style-name="T20">, </text:span><text:span text:style-name="T19">&lt;</text:span><text:span text:style-name="T20">built</text:span><text:span text:style-name="T19">-</text:span><text:span text:style-name="T25">in</text:span><text:span text:style-name="T20"> function </text:span><text:span text:style-name="T23">sum</text:span><text:span text:style-name="T19">&gt;</text:span><text:span text:style-name="T20">, </text:span><text:span text:style-name="T23">True</text:span><text:span text:style-name="T20">]</text:span></text:p>
            <text:p text:style-name="P17"><text:span text:style-name="T19">&gt;&gt;&gt;</text:span><text:span text:style-name="T20"> </text:span><text:span text:style-name="T23">dir</text:span><text:span text:style-name="T20">(a)</text:span></text:p>
            <text:p text:style-name="P17"><text:span text:style-name="T20">[</text:span><text:span text:style-name="T19">...</text:span><text:span text:style-name="T20">,</text:span></text:p>
            <text:p text:style-name="P21"><text:span text:style-name="T26"><text:s/></text:span><text:span text:style-name="T21">'append'</text:span><text:span text:style-name="T20">, </text:span><text:span text:style-name="T21">'count'</text:span><text:span text:style-name="T20">, </text:span><text:span text:style-name="T21">'extend'</text:span><text:span text:style-name="T20">, </text:span><text:span text:style-name="T21">'index'</text:span><text:span text:style-name="T20">, </text:span><text:span text:style-name="T21">'insert'</text:span><text:span text:style-name="T20">, </text:span><text:span text:style-name="T21">'pop'</text:span><text:span text:style-name="T20">, </text:span><text:span text:style-name="T21">'remove'</text:span><text:span text:style-name="T20">, </text:span><text:span text:style-name="T21">'reverse'</text:span><text:span text:style-name="T20">, </text:span><text:span text:style-name="T21">'sort'</text:span><text:span text:style-name="T20">]</text:span></text:p>
            <text:p text:style-name="P22"><text:span text:style-name="T19">&gt;&gt;&gt;</text:span><text:span text:style-name="T20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</text:p>
          </draw:text-box>
        </draw:frame>
        <draw:frame presentation:style-name="pr5" draw:text-style-name="P6" draw:layer="layout" svg:width="25.199cm" svg:height="16.764cm" svg:x="1.4cm" svg:y="3.81cm" presentation:class="outline" presentation:user-transformed="true">
          <draw:text-box>
            <text:p text:style-name="P3"><text:span text:style-name="T1">&gt;&gt;&gt;</text:span><text:span text:style-name="T2"> a </text:span><text:span text:style-name="T1">=</text:span><text:span text:style-name="T2"> </text:span><text:span text:style-name="T6">set</text:span><text:span text:style-name="T2">([</text:span><text:span text:style-name="T3">1</text:span><text:span text:style-name="T2">, </text:span><text:span text:style-name="T3">1</text:span><text:span text:style-name="T2">, </text:span><text:span text:style-name="T3">2</text:span><text:span text:style-name="T2">, </text:span><text:span text:style-name="T3">3</text:span><text:span text:style-name="T2">])</text:span></text:p>
            <text:p text:style-name="P3"><text:span text:style-name="T1">&gt;&gt;&gt;</text:span><text:span text:style-name="T2"> a</text:span></text:p>
            <text:p text:style-name="P3"><text:span text:style-name="T6">set</text:span><text:span text:style-name="T2">([</text:span><text:span text:style-name="T3">1</text:span><text:span text:style-name="T2">, </text:span><text:span text:style-name="T3">2</text:span><text:span text:style-name="T2">, </text:span><text:span text:style-name="T3">3</text:span><text:span text:style-name="T2">])</text:span></text:p>
            <text:p text:style-name="P3"><text:span text:style-name="T1">&gt;&gt;&gt;</text:span><text:span text:style-name="T2"> b </text:span><text:span text:style-name="T1">=</text:span><text:span text:style-name="T2"> {</text:span><text:span text:style-name="T3">2</text:span><text:span text:style-name="T2">, </text:span><text:span text:style-name="T3">4</text:span><text:span text:style-name="T2">, </text:span><text:span text:style-name="T1">-</text:span><text:span text:style-name="T3">1</text:span><text:span text:style-name="T2">, </text:span><text:span text:style-name="T3">0</text:span><text:span text:style-name="T2">}</text:span></text:p>
            <text:p text:style-name="P3"><text:span text:style-name="T1">&gt;&gt;&gt;</text:span><text:span text:style-name="T2"> b</text:span></text:p>
            <text:p text:style-name="P3"><text:span text:style-name="T6">set</text:span><text:span text:style-name="T2">([</text:span><text:span text:style-name="T3">0</text:span><text:span text:style-name="T2">, </text:span><text:span text:style-name="T3">2</text:span><text:span text:style-name="T2">, </text:span><text:span text:style-name="T3">4</text:span><text:span text:style-name="T2">, </text:span><text:span text:style-name="T1">-</text:span><text:span text:style-name="T3">1</text:span><text:span text:style-name="T2">])</text:span></text:p>
            <text:p text:style-name="P3"><text:span text:style-name="T1">&gt;&gt;&gt;</text:span><text:span text:style-name="T2"> help(</text:span><text:span text:style-name="T6">set</text:span><text:span text:style-name="T1">.</text:span><text:span text:style-name="T2">union)</text:span></text:p>
            <text:p text:style-name="P23"><text:span text:style-name="T4">Help on method_descriptor:</text:span></text:p>
            <text:p text:style-name="P3"><text:span text:style-name="T2">union(</text:span><text:span text:style-name="T1">...</text:span><text:span text:style-name="T2">)</text:span></text:p>
            <text:p text:style-name="P24"><text:span text:style-name="T27"><text:s text:c="4"/></text:span><text:span text:style-name="T2">Return the union of sets </text:span><text:span text:style-name="T5">as</text:span><text:span text:style-name="T2"> a new </text:span><text:span text:style-name="T6">set</text:span><text:span text:style-name="T1">.</text:span></text:p>
            <text:p text:style-name="P25"><text:span text:style-name="T4"><text:s text:c="4"/></text:span></text:p>
            <text:p text:style-name="P24"><text:span text:style-name="T27"><text:s text:c="4"/></text:span><text:span text:style-name="T2">(i</text:span><text:span text:style-name="T1">.</text:span><text:span text:style-name="T2">e</text:span><text:span text:style-name="T1">.</text:span><text:span text:style-name="T2"> </text:span><text:span text:style-name="T6">all</text:span><text:span text:style-name="T2"> elements that are </text:span><text:span text:style-name="T5">in</text:span><text:span text:style-name="T2"> either </text:span><text:span text:style-name="T6">set</text:span><text:span text:style-name="T1">.</text:span><text:span text:style-name="T2">)</text:span></text:p>
            <text:p text:style-name="P23"><text:span text:style-name="T4">(END)</text:span></text:p>
            <text:p text:style-name="P3"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</text:p>
          </draw:text-box>
        </draw:frame>
        <draw:frame presentation:style-name="pr5" draw:text-style-name="P6" draw:layer="layout" svg:width="25.199cm" svg:height="16.764cm" svg:x="1.4cm" svg:y="3.81cm" presentation:class="outline" presentation:user-transformed="true">
          <draw:text-box>
            <text:p text:style-name="P3"><text:span text:style-name="T1"/></text:p>
            <text:p text:style-name="P3"><text:span text:style-name="T1">&gt;&gt;&gt;</text:span><text:span text:style-name="T2"> a</text:span><text:span text:style-name="T1">.</text:span><text:span text:style-name="T2">union(b)</text:span></text:p>
            <text:p text:style-name="P3"><text:span text:style-name="T6">set</text:span><text:span text:style-name="T2">([</text:span><text:span text:style-name="T3">0</text:span><text:span text:style-name="T2">, </text:span><text:span text:style-name="T3">1</text:span><text:span text:style-name="T2">, </text:span><text:span text:style-name="T3">2</text:span><text:span text:style-name="T2">, </text:span><text:span text:style-name="T3">3</text:span><text:span text:style-name="T2">, </text:span><text:span text:style-name="T3">4</text:span><text:span text:style-name="T2">, </text:span><text:span text:style-name="T1">-</text:span><text:span text:style-name="T3">1</text:span><text:span text:style-name="T2">])</text:span></text:p>
            <text:p text:style-name="P3"><text:span text:style-name="T1">&gt;&gt;&gt;</text:span><text:span text:style-name="T2"> a</text:span><text:span text:style-name="T1">.</text:span><text:span text:style-name="T2">intersection(b)</text:span></text:p>
            <text:p text:style-name="P3"><text:span text:style-name="T6">set</text:span><text:span text:style-name="T2">([</text:span><text:span text:style-name="T3">2</text:span><text:span text:style-name="T2">])</text:span></text:p>
            <text:p text:style-name="P3"><text:span text:style-name="T1">&gt;&gt;&gt;</text:span><text:span text:style-name="T2"> b</text:span><text:span text:style-name="T1">.</text:span><text:span text:style-name="T2">difference(a)</text:span></text:p>
            <text:p text:style-name="P3"><text:span text:style-name="T6">set</text:span><text:span text:style-name="T2">([</text:span><text:span text:style-name="T3">0</text:span><text:span text:style-name="T2">, </text:span><text:span text:style-name="T3">4</text:span><text:span text:style-name="T2">, </text:span><text:span text:style-name="T1">-</text:span><text:span text:style-name="T3">1</text:span><text:span text:style-name="T2">])</text:span></text:p>
            <text:p text:style-name="P26"><text:span text:style-name="T4">&gt;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5" draw:text-style-name="P28" draw:layer="layout" svg:width="25.199cm" svg:height="14.644cm" svg:x="1.4cm" svg:y="4.914cm" presentation:class="outline" presentation:user-transformed="true">
          <draw:text-box>
            <text:p text:style-name="P27"><text:span text:style-name="T29">&gt;&gt;&gt;</text:span><text:span text:style-name="T30"> a </text:span><text:span text:style-name="T29">=</text:span><text:span text:style-name="T30"> </text:span><text:span text:style-name="T31">dict</text:span><text:span text:style-name="T30">()</text:span></text:p>
            <text:p text:style-name="P27"><text:span text:style-name="T29">&gt;&gt;&gt;</text:span><text:span text:style-name="T30"> b </text:span><text:span text:style-name="T29">=</text:span><text:span text:style-name="T30"> {</text:span><text:span text:style-name="T32">1</text:span><text:span text:style-name="T30">: </text:span><text:span text:style-name="T33">"a"</text:span><text:span text:style-name="T30">, </text:span><text:span text:style-name="T32">2</text:span><text:span text:style-name="T30">: </text:span><text:span text:style-name="T33">"b"</text:span><text:span text:style-name="T30">}</text:span></text:p>
            <text:p text:style-name="P27"><text:span text:style-name="T29">&gt;&gt;&gt;</text:span><text:span text:style-name="T30"> b</text:span><text:span text:style-name="T29">.</text:span><text:span text:style-name="T30">keys()</text:span></text:p>
            <text:p text:style-name="P27"><text:span text:style-name="T30">[</text:span><text:span text:style-name="T32">1</text:span><text:span text:style-name="T30">, </text:span><text:span text:style-name="T32">2</text:span><text:span text:style-name="T30">]</text:span></text:p>
            <text:p text:style-name="P27"><text:span text:style-name="T29">&gt;&gt;&gt;</text:span><text:span text:style-name="T30"> a[_[</text:span><text:span text:style-name="T32">0</text:span><text:span text:style-name="T30">]] </text:span><text:span text:style-name="T29">=</text:span><text:span text:style-name="T30"> b[</text:span><text:span text:style-name="T32">2</text:span><text:span text:style-name="T30">]</text:span></text:p>
            <text:p text:style-name="P27"><text:span text:style-name="T29">&gt;&gt;&gt;</text:span><text:span text:style-name="T30"> a</text:span></text:p>
            <text:p text:style-name="P27"><text:span text:style-name="T30">{</text:span><text:span text:style-name="T32">1</text:span><text:span text:style-name="T30">: </text:span><text:span text:style-name="T33">'b'</text:span><text:span text:style-name="T30">}</text:span></text:p>
            <text:p text:style-name="P27"><text:span text:style-name="T29">&gt;&gt;&gt;</text:span><text:span text:style-name="T30"> a</text:span><text:span text:style-name="T29">.</text:span><text:span text:style-name="T30">update({</text:span><text:span text:style-name="T31">True</text:span><text:span text:style-name="T30">: </text:span><text:span text:style-name="T31">False</text:span><text:span text:style-name="T30">, </text:span><text:span text:style-name="T31">False</text:span><text:span text:style-name="T30">: </text:span><text:span text:style-name="T31">True</text:span><text:span text:style-name="T30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5" draw:text-style-name="P15" draw:layer="layout" svg:width="25.199cm" svg:height="14.644cm" svg:x="1.4cm" svg:y="4.914cm" presentation:class="outline" presentation:user-transformed="true">
          <draw:text-box>
            <text:p text:style-name="P13"><text:span text:style-name="T15">&gt;&gt;&gt;</text:span><text:span text:style-name="T16"> a</text:span></text:p>
            <text:p text:style-name="P13"><text:span text:style-name="T16">{</text:span><text:span text:style-name="T34">False</text:span><text:span text:style-name="T16">: </text:span><text:span text:style-name="T34">True</text:span><text:span text:style-name="T16">, </text:span><text:span text:style-name="T17">1</text:span><text:span text:style-name="T16">: </text:span><text:span text:style-name="T34">False</text:span><text:span text:style-name="T16">}</text:span></text:p>
            <text:p text:style-name="P13"><text:span text:style-name="T15">&gt;&gt;&gt;</text:span><text:span text:style-name="T16"> </text:span><text:span text:style-name="T34">hash</text:span><text:span text:style-name="T16">(</text:span><text:span text:style-name="T17">1</text:span><text:span text:style-name="T16">), </text:span><text:span text:style-name="T34">hash</text:span><text:span text:style-name="T16">(</text:span><text:span text:style-name="T34">True</text:span><text:span text:style-name="T16">)</text:span></text:p>
            <text:p text:style-name="P13"><text:span text:style-name="T16">(</text:span><text:span text:style-name="T17">1</text:span><text:span text:style-name="T16">, </text:span><text:span text:style-name="T17">1</text:span><text:span text:style-name="T16">)</text:span></text:p>
            <text:p text:style-name="P13"><text:span text:style-name="T15">&gt;&gt;&gt;</text:span><text:span text:style-name="T16"> a</text:span><text:span text:style-name="T15">.</text:span><text:span text:style-name="T16">pop(</text:span><text:span text:style-name="T34">True</text:span><text:span text:style-name="T16">)</text:span></text:p>
            <text:p text:style-name="P29"><text:span text:style-name="T18">False</text:span></text:p>
            <text:p text:style-name="P13"><text:span text:style-name="T15">&gt;&gt;&gt;</text:span><text:span text:style-name="T16"> a</text:span></text:p>
            <text:p text:style-name="P13"><text:span text:style-name="T16">{</text:span><text:span text:style-name="T34">False</text:span><text:span text:style-name="T16">: </text:span><text:span text:style-name="T34">True</text:span><text:span text:style-name="T16">}</text:span></text:p>
            <text:p text:style-name="P30"><text:span text:style-name="T18">&gt;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1" draw:layer="layout" svg:width="25.199cm" svg:height="3.506cm" svg:x="1.4cm" svg:y="0.837cm" presentation:class="title">
          <draw:text-box>
            <text:p text:style-name="P31">Referinte</text:p>
          </draw:text-box>
        </draw:frame>
        <draw:frame presentation:style-name="pr5" draw:text-style-name="P35" draw:layer="layout" svg:width="25.199cm" svg:height="14.39cm" svg:x="1.4cm" svg:y="4.914cm" presentation:class="outline" presentation:user-transformed="true">
          <draw:text-box>
            <text:p text:style-name="P32"><text:span text:style-name="T35">&gt;&gt;&gt;</text:span><text:span text:style-name="T36"> a </text:span><text:span text:style-name="T35">=</text:span><text:span text:style-name="T36"> [</text:span><text:span text:style-name="T37">1</text:span><text:span text:style-name="T36">, </text:span><text:span text:style-name="T37">2</text:span><text:span text:style-name="T36">, </text:span><text:span text:style-name="T37">3</text:span><text:span text:style-name="T36">]</text:span></text:p>
            <text:p text:style-name="P32"><text:span text:style-name="T35">&gt;&gt;&gt;</text:span><text:span text:style-name="T36"> b </text:span><text:span text:style-name="T35">=</text:span><text:span text:style-name="T36"> a</text:span></text:p>
            <text:p text:style-name="P32"><text:span text:style-name="T35">&gt;&gt;&gt;</text:span><text:span text:style-name="T36"> b</text:span><text:span text:style-name="T35">.</text:span><text:span text:style-name="T36">append(</text:span><text:span text:style-name="T37">4</text:span><text:span text:style-name="T36">)</text:span></text:p>
            <text:p text:style-name="P32"><text:span text:style-name="T35">&gt;&gt;&gt;</text:span><text:span text:style-name="T36"> a</text:span></text:p>
            <text:p text:style-name="P32"><text:span text:style-name="T36">[</text:span><text:span text:style-name="T37">1</text:span><text:span text:style-name="T36">, </text:span><text:span text:style-name="T37">2</text:span><text:span text:style-name="T36">, </text:span><text:span text:style-name="T37">3</text:span><text:span text:style-name="T36">, </text:span><text:span text:style-name="T37">4</text:span><text:span text:style-name="T36">]</text:span></text:p>
            <text:p text:style-name="P32"><text:span text:style-name="T35">&gt;&gt;&gt;</text:span><text:span text:style-name="T36"> </text:span><text:span text:style-name="T38">del</text:span><text:span text:style-name="T36"> b</text:span></text:p>
            <text:p text:style-name="P32"><text:span text:style-name="T35">&gt;&gt;&gt;</text:span><text:span text:style-name="T36"> a</text:span></text:p>
            <text:p text:style-name="P32"><text:span text:style-name="T36">[</text:span><text:span text:style-name="T37">1</text:span><text:span text:style-name="T36">, </text:span><text:span text:style-name="T37">2</text:span><text:span text:style-name="T36">, </text:span><text:span text:style-name="T37">3</text:span><text:span text:style-name="T36">, </text:span><text:span text:style-name="T37">4</text:span><text:span text:style-name="T36">]</text:span></text:p>
            <text:p text:style-name="P32"><text:span text:style-name="T35">&gt;&gt;&gt;</text:span><text:span text:style-name="T36"> </text:span><text:span text:style-name="T38">del</text:span><text:span text:style-name="T36"> a</text:span></text:p>
            <text:p text:style-name="P33"><text:span text:style-name="T35">&gt;&gt;&gt;</text:span><text:span text:style-name="T36"> </text:span></text:p>
            <text:p text:style-name="P34"><text:span text:style-name="T3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rucțiuni condiționale</text:p>
          </draw:text-box>
        </draw:frame>
        <draw:frame presentation:style-name="pr5" draw:text-style-name="P35" draw:layer="layout" svg:width="25.199cm" svg:height="14.898cm" svg:x="1.4cm" svg:y="4.914cm" presentation:class="outline" presentation:user-transformed="true">
          <draw:text-box>
            <text:p text:style-name="P32"><text:span text:style-name="T35">&gt;&gt;&gt;</text:span><text:span text:style-name="T36"> a </text:span><text:span text:style-name="T35">=</text:span><text:span text:style-name="T36"> </text:span><text:span text:style-name="T37">3</text:span></text:p>
            <text:p text:style-name="P32"><text:span text:style-name="T35">&gt;&gt;&gt;</text:span><text:span text:style-name="T36"> </text:span><text:span text:style-name="T38">if</text:span><text:span text:style-name="T36"> a </text:span><text:span text:style-name="T35">==</text:span><text:span text:style-name="T36"> </text:span><text:span text:style-name="T37">3</text:span><text:span text:style-name="T36">:</text:span></text:p>
            <text:p text:style-name="P32"><text:span text:style-name="T35">...</text:span><text:span text:style-name="T36"> <text:s text:c="9"/></text:span><text:span text:style-name="T38">print</text:span><text:span text:style-name="T36"> </text:span><text:span text:style-name="T37">1</text:span></text:p>
            <text:p text:style-name="P32"><text:span text:style-name="T35">...</text:span><text:span text:style-name="T36"> <text:s text:c="5"/></text:span><text:span text:style-name="T38">elif</text:span><text:span text:style-name="T36"> a </text:span><text:span text:style-name="T38">in</text:span><text:span text:style-name="T36"> (</text:span><text:span text:style-name="T37">4</text:span><text:span text:style-name="T36">, </text:span><text:span text:style-name="T37">5</text:span><text:span text:style-name="T36">):</text:span></text:p>
            <text:p text:style-name="P32"><text:span text:style-name="T35">...</text:span><text:span text:style-name="T36"> <text:s text:c="9"/></text:span><text:span text:style-name="T38">print</text:span><text:span text:style-name="T36"> </text:span><text:span text:style-name="T37">2</text:span></text:p>
            <text:p text:style-name="P32"><text:span text:style-name="T35">...</text:span><text:span text:style-name="T36"> <text:s text:c="5"/></text:span><text:span text:style-name="T38">else</text:span><text:span text:style-name="T36">:</text:span></text:p>
            <text:p text:style-name="P32"><text:span text:style-name="T35">...</text:span><text:span text:style-name="T36"> <text:s text:c="9"/></text:span><text:span text:style-name="T38">print</text:span><text:span text:style-name="T36"> </text:span><text:span text:style-name="T37">3</text:span></text:p>
            <text:p text:style-name="P32"><text:span text:style-name="T35">...</text:span><text:span text:style-name="T36"> </text:span></text:p>
            <text:p text:style-name="P36"><text:span text:style-name="T39">1</text:span></text:p>
            <text:p text:style-name="P32"><text:span text:style-name="T35">&gt;&gt;&gt;</text:span><text:span text:style-name="T36"> b </text:span><text:span text:style-name="T35">=</text:span><text:span text:style-name="T36"> </text:span><text:span text:style-name="T40">"impar"</text:span><text:span text:style-name="T36"> </text:span><text:span text:style-name="T38">if</text:span><text:span text:style-name="T36"> a </text:span><text:span text:style-name="T35">%</text:span><text:span text:style-name="T36"> </text:span><text:span text:style-name="T37">2</text:span><text:span text:style-name="T36"> </text:span><text:span text:style-name="T38">else</text:span><text:span text:style-name="T36"> </text:span><text:span text:style-name="T40">"par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rucțiuni condiționale</text:p>
          </draw:text-box>
        </draw:frame>
        <draw:frame presentation:style-name="pr5" draw:text-style-name="P12" draw:layer="layout" svg:width="25.778cm" svg:height="14.898cm" svg:x="1.4cm" svg:y="4.914cm" presentation:class="outline" presentation:user-transformed="true">
          <draw:text-box>
            <text:p text:style-name="P7"><text:span text:style-name="T7">&gt;&gt;&gt;</text:span><text:span text:style-name="T8"> </text:span><text:span text:style-name="T11">print</text:span><text:span text:style-name="T8"> b</text:span></text:p>
            <text:p text:style-name="P37"><text:span text:style-name="T10">impar</text:span></text:p>
            <text:p text:style-name="P7"><text:span text:style-name="T7">&gt;&gt;&gt;</text:span><text:span text:style-name="T8"> </text:span><text:span text:style-name="T11">if</text:span><text:span text:style-name="T8"> </text:span><text:span text:style-name="T12">True</text:span><text:span text:style-name="T8"> </text:span><text:span text:style-name="T11">and</text:span><text:span text:style-name="T8"> (</text:span><text:span text:style-name="T12">any</text:span><text:span text:style-name="T8">([</text:span><text:span text:style-name="T12">False</text:span><text:span text:style-name="T8">, </text:span><text:span text:style-name="T9">0</text:span><text:span text:style-name="T8">, </text:span><text:span text:style-name="T12">None</text:span><text:span text:style-name="T8">, </text:span><text:span text:style-name="T9">1</text:span><text:span text:style-name="T8">]) </text:span><text:span text:style-name="T11">or</text:span><text:span text:style-name="T8"> </text:span><text:span text:style-name="T9">0</text:span><text:span text:style-name="T8">):</text:span></text:p>
            <text:p text:style-name="P7"><text:span text:style-name="T7">...</text:span><text:span text:style-name="T8"> <text:s text:c="9"/></text:span><text:span text:style-name="T11">print</text:span><text:span text:style-name="T8"> </text:span><text:span text:style-name="T12">all</text:span><text:span text:style-name="T8">([</text:span><text:span text:style-name="T9">1</text:span><text:span text:style-name="T8">, </text:span><text:span text:style-name="T9">2</text:span><text:span text:style-name="T8">, </text:span><text:span text:style-name="T9">3</text:span><text:span text:style-name="T8">, </text:span><text:span text:style-name="T12">False</text:span><text:span text:style-name="T8">])</text:span></text:p>
            <text:p text:style-name="P7"><text:span text:style-name="T7">...</text:span><text:span text:style-name="T8"> </text:span></text:p>
            <text:p text:style-name="P8"><text:span text:style-name="T10">False</text:span></text:p>
            <text:p text:style-name="P38"><text:span text:style-name="T10">&gt;&gt;&gt;</text:span></text:p>
            <text:p text:style-name="P12"><text:span text:style-name="T10"/></text:p>
            <text:p text:style-name="P12"><text:span text:style-name="T10"/></text:p>
            <text:p text:style-name="P12"><text:span text:style-name="T10"/></text:p>
            <text:p text:style-name="P12"><text:span text:style-name="T10">* Nu exista swi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țiuni repetitive</text:p>
          </draw:text-box>
        </draw:frame>
        <draw:frame presentation:style-name="pr5" draw:text-style-name="P28" draw:layer="layout" svg:width="26.162cm" svg:height="14.453cm" svg:x="0.762cm" svg:y="4.343cm" presentation:class="outline" presentation:user-transformed="true">
          <draw:text-box>
            <text:p text:style-name="P27"><text:span text:style-name="T29">&gt;&gt;&gt;</text:span><text:span text:style-name="T30"> a </text:span><text:span text:style-name="T29">=</text:span><text:span text:style-name="T30"> </text:span><text:span text:style-name="T31">range</text:span><text:span text:style-name="T30">(</text:span><text:span text:style-name="T32">10</text:span><text:span text:style-name="T30">)</text:span></text:p>
            <text:p text:style-name="P27"><text:span text:style-name="T29">&gt;&gt;&gt;</text:span><text:span text:style-name="T30"> a</text:span></text:p>
            <text:p text:style-name="P27"><text:span text:style-name="T30">[</text:span><text:span text:style-name="T32">0</text:span><text:span text:style-name="T30">, </text:span><text:span text:style-name="T32">1</text:span><text:span text:style-name="T30">, </text:span><text:span text:style-name="T32">2</text:span><text:span text:style-name="T30">, </text:span><text:span text:style-name="T32">3</text:span><text:span text:style-name="T30">, </text:span><text:span text:style-name="T32">4</text:span><text:span text:style-name="T30">, </text:span><text:span text:style-name="T32">5</text:span><text:span text:style-name="T30">, </text:span><text:span text:style-name="T32">6</text:span><text:span text:style-name="T30">, </text:span><text:span text:style-name="T32">7</text:span><text:span text:style-name="T30">, </text:span><text:span text:style-name="T32">8</text:span><text:span text:style-name="T30">, </text:span><text:span text:style-name="T32">9</text:span><text:span text:style-name="T30">]</text:span></text:p>
            <text:p text:style-name="P27"><text:span text:style-name="T29">&gt;&gt;&gt;</text:span><text:span text:style-name="T30"> pare </text:span><text:span text:style-name="T29">=</text:span><text:span text:style-name="T30"> </text:span><text:span text:style-name="T31">list</text:span><text:span text:style-name="T30">()</text:span></text:p>
            <text:p text:style-name="P27"><text:span text:style-name="T29">&gt;&gt;&gt;</text:span><text:span text:style-name="T30"> </text:span><text:span text:style-name="T41">for</text:span><text:span text:style-name="T30"> i </text:span><text:span text:style-name="T41">in</text:span><text:span text:style-name="T30"> a:</text:span></text:p>
            <text:p text:style-name="P27"><text:span text:style-name="T29">...</text:span><text:span text:style-name="T30"> <text:s text:c="9"/></text:span><text:span text:style-name="T41">if</text:span><text:span text:style-name="T30"> </text:span><text:span text:style-name="T41">not</text:span><text:span text:style-name="T30"> i </text:span><text:span text:style-name="T29">%</text:span><text:span text:style-name="T30"> </text:span><text:span text:style-name="T32">2</text:span><text:span text:style-name="T30">:</text:span></text:p>
            <text:p text:style-name="P27"><text:span text:style-name="T29">...</text:span><text:span text:style-name="T30"> <text:s text:c="13"/>pare</text:span><text:span text:style-name="T29">.</text:span><text:span text:style-name="T30">append(i)</text:span></text:p>
            <text:p text:style-name="P27"><text:span text:style-name="T29">...</text:span><text:span text:style-name="T30"> </text:span></text:p>
            <text:p text:style-name="P27"><text:span text:style-name="T29">&gt;&gt;&gt;</text:span><text:span text:style-name="T30"> pare</text:span></text:p>
            <text:p text:style-name="P27"><text:span text:style-name="T30">[</text:span><text:span text:style-name="T32">0</text:span><text:span text:style-name="T30">, </text:span><text:span text:style-name="T32">2</text:span><text:span text:style-name="T30">, </text:span><text:span text:style-name="T32">4</text:span><text:span text:style-name="T30">, </text:span><text:span text:style-name="T32">6</text:span><text:span text:style-name="T30">, </text:span><text:span text:style-name="T32">8</text:span><text:span text:style-name="T30">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țiuni repetitive</text:p>
          </draw:text-box>
        </draw:frame>
        <draw:frame presentation:style-name="pr6" draw:text-style-name="P28" draw:layer="layout" svg:width="25.354cm" svg:height="15.198cm" svg:x="1.778cm" svg:y="4.36cm" presentation:class="outline" presentation:user-transformed="true">
          <draw:text-box>
            <text:p text:style-name="P39"><text:span text:style-name="T29">&gt;&gt;&gt;</text:span><text:span text:style-name="T30"> total </text:span><text:span text:style-name="T29">=</text:span><text:span text:style-name="T30"> </text:span><text:span text:style-name="T32">0</text:span></text:p>
            <text:p text:style-name="P39"><text:span text:style-name="T29">&gt;&gt;&gt;</text:span><text:span text:style-name="T30"> </text:span><text:span text:style-name="T41">while</text:span><text:span text:style-name="T30"> pare:</text:span></text:p>
            <text:p text:style-name="P39"><text:span text:style-name="T29">...</text:span><text:span text:style-name="T30"> <text:s text:c="9"/>total </text:span><text:span text:style-name="T29">+=</text:span><text:span text:style-name="T30"> pare</text:span><text:span text:style-name="T29">.</text:span><text:span text:style-name="T30">pop()</text:span></text:p>
            <text:p text:style-name="P39"><text:span text:style-name="T29">...</text:span><text:span text:style-name="T30"> </text:span></text:p>
            <text:p text:style-name="P39"><text:span text:style-name="T29">&gt;&gt;&gt;</text:span><text:span text:style-name="T30"> total</text:span></text:p>
            <text:p text:style-name="P39"><text:span text:style-name="T42">20</text:span></text:p>
            <text:p text:style-name="P39"><text:span text:style-name="T29">&gt;&gt;&gt;</text:span><text:span text:style-name="T30"> </text:span><text:span text:style-name="T31">sum</text:span><text:span text:style-name="T30">([i </text:span><text:span text:style-name="T41">for</text:span><text:span text:style-name="T30"> i </text:span><text:span text:style-name="T41">in</text:span><text:span text:style-name="T30"> a </text:span><text:span text:style-name="T41">if</text:span><text:span text:style-name="T30"> i </text:span><text:span text:style-name="T29">%</text:span><text:span text:style-name="T30"> </text:span><text:span text:style-name="T32">2</text:span><text:span text:style-name="T30"> </text:span><text:span text:style-name="T29">==</text:span><text:span text:style-name="T30"> </text:span><text:span text:style-name="T32">0</text:span><text:span text:style-name="T30">])</text:span></text:p>
            <text:p text:style-name="P39"><text:span text:style-name="T42">20</text:span></text:p>
            <text:p text:style-name="P39"><text:span text:style-name="T42"/></text:p>
            <text:p>* Nu exista do-whi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ții</text:p>
          </draw:text-box>
        </draw:frame>
        <draw:frame presentation:style-name="pr5" draw:text-style-name="P35" draw:layer="layout" svg:width="25.199cm" svg:height="14.898cm" svg:x="1.325cm" svg:y="4.876cm" presentation:class="outline" presentation:user-transformed="true">
          <draw:text-box>
            <text:p text:style-name="P32"><text:span text:style-name="T35">&gt;&gt;&gt;</text:span><text:span text:style-name="T36"> </text:span><text:span text:style-name="T38">def</text:span><text:span text:style-name="T36"> </text:span><text:span text:style-name="T43">func</text:span><text:span text:style-name="T36">(nr):</text:span></text:p>
            <text:p text:style-name="P32"><text:span text:style-name="T35">...</text:span><text:span text:style-name="T36"> <text:s text:c="9"/></text:span><text:span text:style-name="T38">return</text:span><text:span text:style-name="T36"> func(nr </text:span><text:span text:style-name="T35">-</text:span><text:span text:style-name="T36"> </text:span><text:span text:style-name="T37">1</text:span><text:span text:style-name="T36">) </text:span><text:span text:style-name="T35">*</text:span><text:span text:style-name="T36"> nr </text:span><text:span text:style-name="T38">if</text:span><text:span text:style-name="T36"> nr </text:span><text:span text:style-name="T35">&gt;</text:span><text:span text:style-name="T36"> </text:span><text:span text:style-name="T37">1</text:span><text:span text:style-name="T36"> </text:span><text:span text:style-name="T38">else</text:span><text:span text:style-name="T36"> </text:span><text:span text:style-name="T37">1</text:span></text:p>
            <text:p text:style-name="P32"><text:span text:style-name="T35">...</text:span><text:span text:style-name="T36"> </text:span></text:p>
            <text:p text:style-name="P32"><text:span text:style-name="T35">&gt;&gt;&gt;</text:span><text:span text:style-name="T36"> func(</text:span><text:span text:style-name="T37">4</text:span><text:span text:style-name="T36">)</text:span></text:p>
            <text:p text:style-name="P36"><text:span text:style-name="T39">24</text:span></text:p>
            <text:p text:style-name="P32"><text:span text:style-name="T35">&gt;&gt;&gt;</text:span><text:span text:style-name="T36"> </text:span><text:span text:style-name="T38">def</text:span><text:span text:style-name="T36"> </text:span><text:span text:style-name="T43">func2</text:span><text:span text:style-name="T36">(nr):</text:span></text:p>
            <text:p text:style-name="P32"><text:span text:style-name="T35">...</text:span><text:span text:style-name="T36"> <text:s text:c="9"/></text:span><text:span text:style-name="T38">return</text:span><text:span text:style-name="T36"> func(nr) </text:span><text:span text:style-name="T35">/</text:span><text:span text:style-name="T36"> (func(func2</text:span><text:span text:style-name="T35">.</text:span><text:span text:style-name="T36">k) </text:span><text:span text:style-name="T35">*</text:span><text:span text:style-name="T36"> func(nr </text:span><text:span text:style-name="T35">-</text:span><text:span text:style-name="T36"> func2</text:span><text:span text:style-name="T35">.</text:span><text:span text:style-name="T36">k)) </text:span></text:p>
            <text:p text:style-name="P32"><text:span text:style-name="T35">...</text:span><text:span text:style-name="T36"> </text:span></text:p>
            <text:p text:style-name="P32"><text:span text:style-name="T35">&gt;&gt;&gt;</text:span><text:span text:style-name="T36"> func2</text:span><text:span text:style-name="T35">.</text:span><text:span text:style-name="T36">k </text:span><text:span text:style-name="T35">=</text:span><text:span text:style-name="T36"> </text:span><text:span text:style-name="T37">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ții</text:p>
          </draw:text-box>
        </draw:frame>
        <draw:frame presentation:style-name="pr5" draw:text-style-name="P43" draw:layer="layout" svg:width="25.199cm" svg:height="14.898cm" svg:x="1.4cm" svg:y="4.914cm" presentation:class="outline" presentation:user-transformed="true">
          <draw:text-box>
            <text:p text:style-name="P40"><text:span text:style-name="T44">&gt;&gt;&gt;</text:span><text:span text:style-name="T45"> func2(</text:span><text:span text:style-name="T46">3</text:span><text:span text:style-name="T45">)</text:span></text:p>
            <text:p text:style-name="P41"><text:span text:style-name="T47">3</text:span></text:p>
            <text:p text:style-name="P40"><text:span text:style-name="T44">&gt;&gt;&gt;</text:span><text:span text:style-name="T45"> func2(</text:span><text:span text:style-name="T46">4</text:span><text:span text:style-name="T45">)</text:span></text:p>
            <text:p text:style-name="P41"><text:span text:style-name="T47">6</text:span></text:p>
            <text:p text:style-name="P40"><text:span text:style-name="T44">&gt;&gt;&gt;</text:span><text:span text:style-name="T45"> func3 </text:span><text:span text:style-name="T44">=</text:span><text:span text:style-name="T45"> </text:span><text:span text:style-name="T48">lambda</text:span><text:span text:style-name="T45"> arg: arg </text:span><text:span text:style-name="T44">**</text:span><text:span text:style-name="T45"> (</text:span><text:span text:style-name="T46">2</text:span><text:span text:style-name="T45"> </text:span><text:span text:style-name="T48">if</text:span><text:span text:style-name="T45"> arg </text:span><text:span text:style-name="T44">%</text:span><text:span text:style-name="T45"> </text:span><text:span text:style-name="T46">2</text:span><text:span text:style-name="T45"> </text:span><text:span text:style-name="T48">else</text:span><text:span text:style-name="T45"> </text:span><text:span text:style-name="T46">3</text:span><text:span text:style-name="T45">)</text:span></text:p>
            <text:p text:style-name="P40"><text:span text:style-name="T44">&gt;&gt;&gt;</text:span><text:span text:style-name="T45"> func3(</text:span><text:span text:style-name="T46">2</text:span><text:span text:style-name="T45">)</text:span></text:p>
            <text:p text:style-name="P41"><text:span text:style-name="T47">8</text:span></text:p>
            <text:p text:style-name="P40"><text:span text:style-name="T44">&gt;&gt;&gt;</text:span><text:span text:style-name="T45"> func3(</text:span><text:span text:style-name="T46">3</text:span><text:span text:style-name="T45">)</text:span></text:p>
            <text:p text:style-name="P41"><text:span text:style-name="T47">9</text:span></text:p>
            <text:p text:style-name="P42"><text:span text:style-name="T44">&gt;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ții (2)</text:p>
          </draw:text-box>
        </draw:frame>
        <draw:frame presentation:style-name="pr5" draw:text-style-name="P28" draw:layer="layout" svg:width="25.4cm" svg:height="14.644cm" svg:x="1.27cm" svg:y="4.914cm" presentation:class="outline" presentation:user-transformed="true">
          <draw:text-box>
            <text:p text:style-name="P27"><text:span text:style-name="T29">&gt;&gt;&gt;</text:span><text:span text:style-name="T30"> </text:span><text:span text:style-name="T41">def</text:span><text:span text:style-name="T30"> </text:span><text:span text:style-name="T49">func4</text:span><text:span text:style-name="T30">(a, b, c</text:span><text:span text:style-name="T29">=</text:span><text:span text:style-name="T32">2</text:span><text:span text:style-name="T30">):</text:span></text:p>
            <text:p text:style-name="P27"><text:span text:style-name="T29">...</text:span><text:span text:style-name="T30"> <text:s text:c="5"/></text:span><text:span text:style-name="T41">if</text:span><text:span text:style-name="T30"> a </text:span><text:span text:style-name="T41">or</text:span><text:span text:style-name="T30"> b:</text:span></text:p>
            <text:p text:style-name="P27"><text:span text:style-name="T29">...</text:span><text:span text:style-name="T30"> <text:s text:c="9"/></text:span><text:span text:style-name="T41">return</text:span><text:span text:style-name="T30"> c </text:span><text:span text:style-name="T29">*</text:span><text:span text:style-name="T30"> (a </text:span><text:span text:style-name="T29">+</text:span><text:span text:style-name="T30"> b)</text:span></text:p>
            <text:p text:style-name="P27"><text:span text:style-name="T29">...</text:span><text:span text:style-name="T30"> </text:span></text:p>
            <text:p text:style-name="P27"><text:span text:style-name="T29">&gt;&gt;&gt;</text:span><text:span text:style-name="T30"> func4(</text:span><text:span text:style-name="T32">1</text:span><text:span text:style-name="T30">, </text:span><text:span text:style-name="T32">1</text:span><text:span text:style-name="T30">)</text:span></text:p>
            <text:p text:style-name="P44"><text:span text:style-name="T42">4</text:span></text:p>
            <text:p text:style-name="P27"><text:span text:style-name="T29">&gt;&gt;&gt;</text:span><text:span text:style-name="T30"> func4(</text:span><text:span text:style-name="T32">1</text:span><text:span text:style-name="T30">, </text:span><text:span text:style-name="T32">0</text:span><text:span text:style-name="T30">, c</text:span><text:span text:style-name="T29">=</text:span><text:span text:style-name="T32">3</text:span><text:span text:style-name="T30">)</text:span></text:p>
            <text:p text:style-name="P44"><text:span text:style-name="T42">3</text:span></text:p>
            <text:p text:style-name="P27"><text:span text:style-name="T29">&gt;&gt;&gt;</text:span><text:span text:style-name="T30"> func4(c</text:span><text:span text:style-name="T29">=</text:span><text:span text:style-name="T32">10</text:span><text:span text:style-name="T30">, a</text:span><text:span text:style-name="T29">=</text:span><text:span text:style-name="T32">0</text:span><text:span text:style-name="T30">, b</text:span><text:span text:style-name="T29">=</text:span><text:span text:style-name="T32">0</text:span><text:span text:style-name="T30">)</text:span></text:p>
            <text:p text:style-name="P27"><text:span text:style-name="T29">&gt;&gt;&gt;</text:span><text:span text:style-name="T30"> func4(c</text:span><text:span text:style-name="T29">=</text:span><text:span text:style-name="T32">10</text:span><text:span text:style-name="T30">, a</text:span><text:span text:style-name="T29">=</text:span><text:span text:style-name="T32">0</text:span><text:span text:style-name="T30">, b</text:span><text:span text:style-name="T29">=</text:span><text:span text:style-name="T32">1</text:span><text:span text:style-name="T30">)</text:span></text:p>
            <text:p text:style-name="P44"><text:span text:style-name="T42">10</text:span></text:p>
            <text:p text:style-name="P27"><text:span text:style-name="T5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ții (2)</text:p>
          </draw:text-box>
        </draw:frame>
        <draw:frame presentation:style-name="pr5" draw:text-style-name="P28" draw:layer="layout" svg:width="25.199cm" svg:height="15.469cm" svg:x="1.4cm" svg:y="4.343cm" presentation:class="outline" presentation:user-transformed="true">
          <draw:text-box>
            <text:p text:style-name="P39"><text:span text:style-name="T29">&gt;&gt;&gt;</text:span><text:span text:style-name="T30"> </text:span><text:span text:style-name="T41">def</text:span><text:span text:style-name="T30"> </text:span><text:span text:style-name="T49">func5</text:span><text:span text:style-name="T30">(</text:span><text:span text:style-name="T29">*</text:span><text:span text:style-name="T30">args, </text:span><text:span text:style-name="T29">**</text:span><text:span text:style-name="T30">kwargs):</text:span></text:p>
            <text:p text:style-name="P39"><text:span text:style-name="T29">...</text:span><text:span text:style-name="T30"> <text:s text:c="9"/></text:span><text:span text:style-name="T41">print</text:span><text:span text:style-name="T30"> args</text:span></text:p>
            <text:p text:style-name="P39"><text:span text:style-name="T29">...</text:span><text:span text:style-name="T30"> <text:s text:c="9"/></text:span><text:span text:style-name="T41">print</text:span><text:span text:style-name="T30"> kwargs</text:span></text:p>
            <text:p text:style-name="P39"><text:span text:style-name="T29">...</text:span><text:span text:style-name="T30"> </text:span></text:p>
            <text:p text:style-name="P39"><text:span text:style-name="T29">&gt;&gt;&gt;</text:span><text:span text:style-name="T30"> func5(</text:span><text:span text:style-name="T32">1</text:span><text:span text:style-name="T30">, </text:span><text:span text:style-name="T32">2</text:span><text:span text:style-name="T30">, c</text:span><text:span text:style-name="T29">=</text:span><text:span text:style-name="T32">4</text:span><text:span text:style-name="T30">, d</text:span><text:span text:style-name="T29">=</text:span><text:span text:style-name="T32">5</text:span><text:span text:style-name="T30">)</text:span></text:p>
            <text:p text:style-name="P39"><text:span text:style-name="T30">(</text:span><text:span text:style-name="T32">1</text:span><text:span text:style-name="T30">, </text:span><text:span text:style-name="T32">2</text:span><text:span text:style-name="T30">)</text:span></text:p>
            <text:p text:style-name="P39"><text:span text:style-name="T30">{</text:span><text:span text:style-name="T33">'c'</text:span><text:span text:style-name="T30">: </text:span><text:span text:style-name="T32">4</text:span><text:span text:style-name="T30">, </text:span><text:span text:style-name="T33">'d'</text:span><text:span text:style-name="T30">: </text:span><text:span text:style-name="T32">5</text:span><text:span text:style-name="T30">}</text:span></text:p>
            <text:p text:style-name="P39"><text:span text:style-name="T42">&gt;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e</text:p>
          </draw:text-box>
        </draw:frame>
        <draw:frame presentation:style-name="pr5" draw:text-style-name="P28" draw:layer="layout" svg:width="26.162cm" svg:height="15.723cm" svg:x="1.016cm" svg:y="4.343cm" presentation:class="outline" presentation:user-transformed="true">
          <draw:text-box>
            <text:p text:style-name="P27"><text:span text:style-name="T29">&gt;&gt;&gt;</text:span><text:span text:style-name="T30"> </text:span><text:span text:style-name="T41">class</text:span><text:span text:style-name="T30"> </text:span><text:span text:style-name="T51">A</text:span><text:span text:style-name="T30">(</text:span><text:span text:style-name="T31">object</text:span><text:span text:style-name="T30">):</text:span></text:p>
            <text:p text:style-name="P27"><text:span text:style-name="T29">...</text:span><text:span text:style-name="T30"> <text:s text:c="9"/></text:span><text:span text:style-name="T41">def</text:span><text:span text:style-name="T30"> </text:span><text:span text:style-name="T49">__init__</text:span><text:span text:style-name="T30">(</text:span><text:span text:style-name="T31">self</text:span><text:span text:style-name="T30">, x</text:span><text:span text:style-name="T29">=</text:span><text:span text:style-name="T32">1</text:span><text:span text:style-name="T30">):</text:span></text:p>
            <text:p text:style-name="P27"><text:span text:style-name="T29">...</text:span><text:span text:style-name="T30"> <text:s text:c="13"/></text:span><text:span text:style-name="T31">self</text:span><text:span text:style-name="T29">.</text:span><text:span text:style-name="T30">x </text:span><text:span text:style-name="T29">=</text:span><text:span text:style-name="T30"> x</text:span></text:p>
            <text:p text:style-name="P27"><text:span text:style-name="T29">...</text:span><text:span text:style-name="T30"> <text:s text:c="9"/></text:span><text:span text:style-name="T41">def</text:span><text:span text:style-name="T30"> </text:span><text:span text:style-name="T49">pow</text:span><text:span text:style-name="T30">(</text:span><text:span text:style-name="T31">self</text:span><text:span text:style-name="T30">, e</text:span><text:span text:style-name="T29">=</text:span><text:span text:style-name="T32">2</text:span><text:span text:style-name="T30">):</text:span></text:p>
            <text:p text:style-name="P27"><text:span text:style-name="T29">...</text:span><text:span text:style-name="T30"> <text:s text:c="13"/></text:span><text:span text:style-name="T41">return</text:span><text:span text:style-name="T30"> </text:span><text:span text:style-name="T31">self</text:span><text:span text:style-name="T29">.</text:span><text:span text:style-name="T30">x </text:span><text:span text:style-name="T29">**</text:span><text:span text:style-name="T30"> e</text:span></text:p>
            <text:p text:style-name="P27"><text:span text:style-name="T29">...</text:span><text:span text:style-name="T30"> <text:s text:c="9"/></text:span><text:span text:style-name="T41">def</text:span><text:span text:style-name="T30"> </text:span><text:span text:style-name="T49">__del__</text:span><text:span text:style-name="T30">(</text:span><text:span text:style-name="T31">self</text:span><text:span text:style-name="T30">):</text:span></text:p>
            <text:p text:style-name="P27"><text:span text:style-name="T29">...</text:span><text:span text:style-name="T30"> <text:s text:c="13"/></text:span><text:span text:style-name="T41">print</text:span><text:span text:style-name="T30"> </text:span><text:span text:style-name="T33">"Destructor"</text:span></text:p>
            <text:p text:style-name="P27"><text:span text:style-name="T29">...</text:span><text:span text:style-name="T30"> </text:span></text:p>
            <text:p text:style-name="P27"><text:span text:style-name="T29">&gt;&gt;&gt;</text:span><text:span text:style-name="T30"> a </text:span><text:span text:style-name="T29">=</text:span><text:span text:style-name="T30"> A()</text:span></text:p>
            <text:p text:style-name="P27"><text:span text:style-name="T29">&gt;&gt;&gt;</text:span><text:span text:style-name="T30"> a</text:span><text:span text:style-name="T29">.</text:span><text:span text:style-name="T30">pow()</text:span></text:p>
            <text:p text:style-name="P44"><text:span text:style-name="T42">1</text:span></text:p>
            <text:p text:style-name="P27"><text:span text:style-name="T29">&gt;&gt;&gt;</text:span><text:span text:style-name="T30"> A(</text:span><text:span text:style-name="T32">3</text:span><text:span text:style-name="T30">)</text:span><text:span text:style-name="T29">.</text:span><text:span text:style-name="T30">pow(</text:span><text:span text:style-name="T32">3</text:span><text:span text:style-name="T30">)</text:span></text:p>
            <text:p text:style-name="P46"><text:span text:style-name="T42">Destructor</text:span></text:p>
            <text:p text:style-name="P44"><text:span text:style-name="T42">27</text:span></text:p>
            <text:p text:style-name="P27"><text:span text:style-name="T29">&gt;&gt;&gt;</text:span><text:span text:style-name="T30"> </text:span><text:span text:style-name="T41">del</text:span><text:span text:style-name="T30"> a</text:span></text:p>
            <text:p text:style-name="P47"><text:span text:style-name="T42">Destruct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text-style-name="P15" draw:layer="layout" svg:width="25.199cm" svg:height="14.39cm" svg:x="1.4cm" svg:y="4.914cm" presentation:class="outline" presentation:user-transformed="true">
          <draw:text-box>
            <text:p text:style-name="P13"><text:span text:style-name="T15">&gt;&gt;&gt;</text:span><text:span text:style-name="T16"> </text:span><text:span text:style-name="T52">import</text:span><text:span text:style-name="T16"> </text:span><text:span text:style-name="T53">math</text:span></text:p>
            <text:p text:style-name="P13"><text:span text:style-name="T15">&gt;&gt;&gt;</text:span><text:span text:style-name="T16"> math</text:span><text:span text:style-name="T15">.</text:span><text:span text:style-name="T16">sin(math</text:span><text:span text:style-name="T15">.</text:span><text:span text:style-name="T16">pi </text:span><text:span text:style-name="T15">/</text:span><text:span text:style-name="T16"> </text:span><text:span text:style-name="T17">2</text:span><text:span text:style-name="T16">)</text:span></text:p>
            <text:p text:style-name="P14"><text:span text:style-name="T54">1.0</text:span></text:p>
            <text:p text:style-name="P13"><text:span text:style-name="T15">&gt;&gt;&gt;</text:span><text:span text:style-name="T16"> math</text:span><text:span text:style-name="T15">.</text:span><text:span text:style-name="T16">sin(math</text:span><text:span text:style-name="T15">.</text:span><text:span text:style-name="T16">pi </text:span><text:span text:style-name="T15">/</text:span><text:span text:style-name="T16"> </text:span><text:span text:style-name="T17">4</text:span><text:span text:style-name="T16">)</text:span></text:p>
            <text:p text:style-name="P14"><text:span text:style-name="T54">0.7071067811865475</text:span></text:p>
            <text:p text:style-name="P13"><text:span text:style-name="T15">&gt;&gt;&gt;</text:span><text:span text:style-name="T16"> math</text:span><text:span text:style-name="T15">.</text:span><text:span text:style-name="T16">pow((_ </text:span><text:span text:style-name="T15">*</text:span><text:span text:style-name="T16"> </text:span><text:span text:style-name="T17">2</text:span><text:span text:style-name="T16">), </text:span><text:span text:style-name="T17">2</text:span><text:span text:style-name="T16">)</text:span></text:p>
            <text:p text:style-name="P14"><text:span text:style-name="T54">1.9999999999999996</text:span></text:p>
            <text:p text:style-name="P13"><text:span text:style-name="T15">&gt;&gt;&gt;</text:span><text:span text:style-name="T16"> math</text:span><text:span text:style-name="T15">.</text:span><text:span text:style-name="T16">log(</text:span><text:span text:style-name="T17">2</text:span><text:span text:style-name="T16">)</text:span></text:p>
            <text:p text:style-name="P14"><text:span text:style-name="T54">0.6931471805599453</text:span></text:p>
            <text:p text:style-name="P13"><text:span text:style-name="T15">&gt;&gt;&gt;</text:span><text:span text:style-name="T16"> math</text:span><text:span text:style-name="T15">.</text:span><text:span text:style-name="T16">sqrt(</text:span><text:span text:style-name="T17">1024</text:span><text:span text:style-name="T16">)</text:span></text:p>
            <text:p text:style-name="P48"><text:span text:style-name="T54">32.0</text:span></text:p>
            <text:p text:style-name="P49"><text:span text:style-name="T5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layer="layout" svg:width="23.492cm" svg:height="14.39cm" svg:x="2.3cm" svg:y="4.641cm" presentation:class="outline" presentation:user-transformed="true">
          <draw:text-box>
            <text:list text:style-name="L2">
              <text:list-item>
                <text:p>Python 2.x</text:p>
              </text:list-item>
            </text:list>
            <text:p text:style-name="P50"><text:span text:style-name="T41">import</text:span><text:span text:style-name="T30"> </text:span><text:span text:style-name="T51">urllib2</text:span></text:p>
            <text:p text:style-name="P50"><text:span text:style-name="T29">&gt;&gt;&gt;</text:span><text:span text:style-name="T30"> urllib2</text:span><text:span text:style-name="T29">.</text:span><text:span text:style-name="T30">urlopen(</text:span><text:span text:style-name="T33">"http://ipv4.icanhazip.com/"</text:span><text:span text:style-name="T30">)</text:span><text:span text:style-name="T29">.</text:span><text:span text:style-name="T30">read()</text:span></text:p>
            <text:p text:style-name="P51"><text:span text:style-name="T33">'89.137.142.53</text:span><text:span text:style-name="T55">\n</text:span><text:span text:style-name="T33">'</text:span></text:p>
            <text:p text:style-name="P51"><text:span text:style-name="T33"/></text:p>
            <text:list text:continue-numbering="true" text:style-name="L2">
              <text:list-item>
                <text:p>Python 3.x</text:p>
              </text:list-item>
            </text:list>
            <text:p text:style-name="P50"><text:span text:style-name="T29">&gt;&gt;&gt;</text:span><text:span text:style-name="T30"> </text:span><text:span text:style-name="T41">import</text:span><text:span text:style-name="T30"> </text:span><text:span text:style-name="T51">urllib.request</text:span></text:p>
            <text:p text:style-name="P50"><text:span text:style-name="T29">&gt;&gt;&gt; </text:span><text:span text:style-name="T30">urllib</text:span><text:span text:style-name="T29">.</text:span><text:span text:style-name="T30">request</text:span><text:span text:style-name="T29">.</text:span><text:span text:style-name="T30">urlopen(</text:span><text:span text:style-name="T33">"http://ipv4.icanhazip.com/"</text:span><text:span text:style-name="T30">)</text:span><text:span text:style-name="T29">.</text:span><text:span text:style-name="T30">read()</text:span></text:p>
            <text:p text:style-name="P52"><text:span text:style-name="T30">b</text:span><text:span text:style-name="T33">'89.137.142.53</text:span><text:span text:style-name="T55">\n</text:span><text:span text:style-name="T33">'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text-style-name="P15" draw:layer="layout" svg:width="25.199cm" svg:height="15.469cm" svg:x="1.4cm" svg:y="4.343cm" presentation:class="outline" presentation:user-transformed="true">
          <draw:text-box>
            <text:p text:style-name="P13"><text:span text:style-name="T15">&gt;&gt;&gt;</text:span><text:span text:style-name="T16"> </text:span><text:span text:style-name="T52">import</text:span><text:span text:style-name="T16"> </text:span><text:span text:style-name="T53">re</text:span></text:p>
            <text:p text:style-name="P13"><text:span text:style-name="T15">&gt;&gt;&gt;</text:span><text:span text:style-name="T16"> text </text:span><text:span text:style-name="T15">=</text:span><text:span text:style-name="T16"> </text:span><text:span text:style-name="T56">"""</text:span></text:p>
            <text:p text:style-name="P53"><text:span text:style-name="T18">... Abcdef 22 33 45 http://www.site.com/</text:span></text:p>
            <text:p text:style-name="P53"><text:span text:style-name="T18">... }{*| ----</text:span></text:p>
            <text:p text:style-name="P53"><text:span text:style-name="T18">... 11</text:span></text:p>
            <text:p text:style-name="P53"><text:span text:style-name="T18">... """</text:span></text:p>
            <text:p text:style-name="P13"><text:span text:style-name="T15">&gt;&gt;&gt;</text:span><text:span text:style-name="T16"> re</text:span><text:span text:style-name="T15">.</text:span><text:span text:style-name="T16">findall(</text:span><text:span text:style-name="T56">"\d{2}"</text:span><text:span text:style-name="T16">, text)</text:span></text:p>
            <text:p text:style-name="P13"><text:span text:style-name="T16">[</text:span><text:span text:style-name="T56">'22'</text:span><text:span text:style-name="T16">, </text:span><text:span text:style-name="T56">'33'</text:span><text:span text:style-name="T16">, </text:span><text:span text:style-name="T56">'45'</text:span><text:span text:style-name="T16">, </text:span><text:span text:style-name="T56">'11'</text:span><text:span text:style-name="T16">]</text:span></text:p>
            <text:p text:style-name="P13"><text:span text:style-name="T15">&gt;&gt;&gt;</text:span><text:span text:style-name="T16"> re</text:span><text:span text:style-name="T15">.</text:span><text:span text:style-name="T16">findall(</text:span><text:span text:style-name="T56">"(http://.+)"</text:span><text:span text:style-name="T16">, text)</text:span></text:p>
            <text:p text:style-name="P13"><text:span text:style-name="T16">[</text:span><text:span text:style-name="T56">'http://www.site.com/'</text:span><text:span text:style-name="T16">]</text:span></text:p>
            <text:p text:style-name="P13"><text:span text:style-name="T15">&gt;&gt;&gt;</text:span><text:span text:style-name="T16"> re</text:span><text:span text:style-name="T15">.</text:span><text:span text:style-name="T16">findall(</text:span><text:span text:style-name="T56">"[a-zA-Z]+"</text:span><text:span text:style-name="T16">, text)</text:span></text:p>
            <text:p text:style-name="P13"><text:span text:style-name="T16">[</text:span><text:span text:style-name="T56">'Abcdef'</text:span><text:span text:style-name="T16">, </text:span><text:span text:style-name="T56">'http'</text:span><text:span text:style-name="T16">, </text:span><text:span text:style-name="T56">'www'</text:span><text:span text:style-name="T16">, </text:span><text:span text:style-name="T56">'site'</text:span><text:span text:style-name="T16">, </text:span><text:span text:style-name="T56">'com'</text:span><text:span text:style-name="T16">]</text:span></text:p>
            <text:p text:style-name="P13"><text:span text:style-name="T15">&gt;&gt;&gt;</text:span><text:span text:style-name="T16"> re</text:span><text:span text:style-name="T15">.</text:span><text:span text:style-name="T16">findall(</text:span><text:span text:style-name="T56">"[^\s\w\d]+"</text:span><text:span text:style-name="T16">, text)</text:span></text:p>
            <text:p text:style-name="P16"><text:span text:style-name="T16">[</text:span><text:span text:style-name="T56">'://'</text:span><text:span text:style-name="T16">, </text:span><text:span text:style-name="T56">'.'</text:span><text:span text:style-name="T16">, </text:span><text:span text:style-name="T56">'.'</text:span><text:span text:style-name="T16">, </text:span><text:span text:style-name="T56">'/'</text:span><text:span text:style-name="T16">, </text:span><text:span text:style-name="T56">'}{*|'</text:span><text:span text:style-name="T16">, </text:span><text:span text:style-name="T56">'----'</text:span><text:span text:style-name="T16">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tringIO</text:p>
              </text:list-item>
              <text:list-item>
                <text:p>time</text:p>
              </text:list-item>
              <text:list-item>
                <text:p>copy</text:p>
              </text:list-item>
              <text:list-item>
                <text:p>decimal</text:p>
              </text:list-item>
              <text:list-item>
                <text:p>os</text:p>
              </text:list-item>
              <text:list-item>
                <text:p>sys</text:p>
              </text:list-item>
              <text:list-item>
                <text:p>shutil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hashlib</text:p>
              </text:list-item>
              <text:list-item>
                <text:p>threading</text:p>
              </text:list-item>
              <text:list-item>
                <text:p>json</text:p>
              </text:list-item>
              <text:list-item>
                <text:p>socket</text:p>
              </text:list-item>
              <text:list-item>
                <text:p>smtplib</text:p>
              </text:list-item>
              <text:list-item>
                <text:p>ftplib</text:p>
              </text:list-item>
              <text:list-item>
                <text:p>Tki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/O</text:p>
          </draw:text-box>
        </draw:frame>
        <draw:frame presentation:style-name="pr5" draw:text-style-name="P57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<text:span text:style-name="T57">Python 3.x</text:span></text:p>
              </text:list-item>
            </text:list>
            <text:p text:style-name="P54"><text:span text:style-name="T58">&gt;&gt;&gt;</text:span><text:span text:style-name="T59"> </text:span><text:span text:style-name="T60">print</text:span><text:span text:style-name="T59">(</text:span><text:span text:style-name="T61">1</text:span><text:span text:style-name="T59">, </text:span><text:span text:style-name="T61">2</text:span><text:span text:style-name="T59">, </text:span><text:span text:style-name="T61">3</text:span><text:span text:style-name="T59">, sep</text:span><text:span text:style-name="T58">=</text:span><text:span text:style-name="T62">" - "</text:span><text:span text:style-name="T59">)</text:span></text:p>
            <text:p text:style-name="P54"><text:span text:style-name="T61">1</text:span><text:span text:style-name="T59"> </text:span><text:span text:style-name="T58">-</text:span><text:span text:style-name="T59"> </text:span><text:span text:style-name="T61">2</text:span><text:span text:style-name="T59"> </text:span><text:span text:style-name="T58">-</text:span><text:span text:style-name="T59"> </text:span><text:span text:style-name="T61">3</text:span></text:p>
            <text:p text:style-name="P55"><text:span text:style-name="T57"/></text:p>
            <text:list text:continue-numbering="true" text:style-name="L2">
              <text:list-item>
                <text:p><text:span text:style-name="T57">Python 2.x</text:span></text:p>
              </text:list-item>
            </text:list>
            <text:p text:style-name="P54"><text:span text:style-name="T44">&gt;&gt;&gt;</text:span><text:span text:style-name="T45"> </text:span><text:span text:style-name="T48">print</text:span><text:span text:style-name="T45"> </text:span><text:span text:style-name="T46">1</text:span><text:span text:style-name="T45">, </text:span><text:span text:style-name="T46">2</text:span><text:span text:style-name="T45">, </text:span><text:span text:style-name="T46">3</text:span></text:p>
            <text:p text:style-name="P54"><text:span text:style-name="T46">1</text:span><text:span text:style-name="T45"> </text:span><text:span text:style-name="T46">2</text:span><text:span text:style-name="T45"> </text:span><text:span text:style-name="T46">3</text:span></text:p>
            <text:p text:style-name="P54"><text:span text:style-name="T44">&gt;&gt;&gt;</text:span><text:span text:style-name="T45"> </text:span><text:span text:style-name="T48">print</text:span><text:span text:style-name="T45"> </text:span><text:span text:style-name="T63">"int: </text:span><text:span text:style-name="T64">%d</text:span><text:span text:style-name="T63">, float: </text:span><text:span text:style-name="T64">%f</text:span><text:span text:style-name="T63">, str: </text:span><text:span text:style-name="T64">%s</text:span><text:span text:style-name="T63">"</text:span><text:span text:style-name="T45"> </text:span><text:span text:style-name="T44">%</text:span><text:span text:style-name="T45"> (</text:span><text:span text:style-name="T46">1</text:span><text:span text:style-name="T45">, </text:span><text:span text:style-name="T46">2.0</text:span><text:span text:style-name="T45">, </text:span><text:span text:style-name="T63">"text"</text:span><text:span text:style-name="T45">)</text:span></text:p>
            <text:p text:style-name="P54"><text:span text:style-name="T65">int</text:span><text:span text:style-name="T45">: </text:span><text:span text:style-name="T46">1</text:span><text:span text:style-name="T45">, </text:span><text:span text:style-name="T65">float</text:span><text:span text:style-name="T45">: </text:span><text:span text:style-name="T46">2.000000</text:span><text:span text:style-name="T45">, </text:span><text:span text:style-name="T65">str</text:span><text:span text:style-name="T45">: text</text:span></text:p>
            <text:p text:style-name="P54"><text:span text:style-name="T44">&gt;&gt;&gt;</text:span><text:span text:style-name="T45"> </text:span><text:span text:style-name="T48">print</text:span><text:span text:style-name="T45"> </text:span><text:span text:style-name="T63">"int: </text:span><text:span text:style-name="T64">%d</text:span><text:span text:style-name="T63">, float: </text:span><text:span text:style-name="T64">%.2f</text:span><text:span text:style-name="T63">, str: </text:span><text:span text:style-name="T64">%s</text:span><text:span text:style-name="T63">"</text:span><text:span text:style-name="T45"> </text:span><text:span text:style-name="T44">%</text:span><text:span text:style-name="T45"> (</text:span><text:span text:style-name="T46">1</text:span><text:span text:style-name="T45">, </text:span><text:span text:style-name="T46">2.0</text:span><text:span text:style-name="T45">, </text:span><text:span text:style-name="T63">"text"</text:span><text:span text:style-name="T45">)</text:span></text:p>
            <text:p text:style-name="P54"><text:span text:style-name="T65">int</text:span><text:span text:style-name="T45">: </text:span><text:span text:style-name="T46">1</text:span><text:span text:style-name="T45">, </text:span><text:span text:style-name="T65">float</text:span><text:span text:style-name="T45">: </text:span><text:span text:style-name="T46">2.00</text:span><text:span text:style-name="T45">, </text:span><text:span text:style-name="T65">str</text:span><text:span text:style-name="T45">: text</text:span></text:p>
            <text:p text:style-name="P54"><text:span text:style-name="T44">&gt;&gt;&gt;</text:span><text:span text:style-name="T45"> </text:span><text:span text:style-name="T48">print</text:span><text:span text:style-name="T45"> </text:span><text:span text:style-name="T63">"{0} {1} {key}"</text:span><text:span text:style-name="T44">.</text:span><text:span text:style-name="T45">format(</text:span><text:span text:style-name="T46">1</text:span><text:span text:style-name="T45">, </text:span><text:span text:style-name="T63">"a"</text:span><text:span text:style-name="T45">, key</text:span><text:span text:style-name="T44">=</text:span><text:span text:style-name="T65">True</text:span><text:span text:style-name="T45">)</text:span></text:p>
            <text:p text:style-name="P56"><text:span text:style-name="T46">1</text:span><text:span text:style-name="T45"> a </text:span><text:span text:style-name="T65">Tr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/O (2)</text:p>
          </draw:text-box>
        </draw:frame>
        <draw:frame presentation:style-name="pr5" draw:text-style-name="P28" draw:layer="layout" svg:width="25.199cm" svg:height="13.882cm" svg:x="1.4cm" svg:y="4.914cm" presentation:class="outline" presentation:user-transformed="true">
          <draw:text-box>
            <text:p text:style-name="P27"><text:span text:style-name="T29">&gt;&gt;&gt;</text:span><text:span text:style-name="T30"> a </text:span><text:span text:style-name="T29">=</text:span><text:span text:style-name="T30"> </text:span><text:span text:style-name="T31">raw_input</text:span><text:span text:style-name="T30">(</text:span><text:span text:style-name="T33">"Input: "</text:span><text:span text:style-name="T30">)</text:span></text:p>
            <text:p text:style-name="P46"><text:span text:style-name="T42">Input: test</text:span></text:p>
            <text:p text:style-name="P27"><text:span text:style-name="T29">&gt;&gt;&gt;</text:span><text:span text:style-name="T30"> a</text:span></text:p>
            <text:p text:style-name="P58"><text:span text:style-name="T42">'test'</text:span></text:p>
            <text:p text:style-name="P27"><text:span text:style-name="T29">&gt;&gt;&gt;</text:span><text:span text:style-name="T30"> f </text:span><text:span text:style-name="T29">=</text:span><text:span text:style-name="T30"> </text:span><text:span text:style-name="T31">open</text:span><text:span text:style-name="T30">(</text:span><text:span text:style-name="T33">"out.txt"</text:span><text:span text:style-name="T30">, </text:span><text:span text:style-name="T33">"w"</text:span><text:span text:style-name="T30">)</text:span></text:p>
            <text:p text:style-name="P27"><text:span text:style-name="T29">&gt;&gt;&gt;</text:span><text:span text:style-name="T30"> f</text:span><text:span text:style-name="T29">.</text:span><text:span text:style-name="T30">write(a </text:span><text:span text:style-name="T29">+</text:span><text:span text:style-name="T30"> </text:span><text:span text:style-name="T33">"</text:span><text:span text:style-name="T55">\n</text:span><text:span text:style-name="T33">"</text:span><text:span text:style-name="T30">)</text:span></text:p>
            <text:p text:style-name="P59"><text:span text:style-name="T29">&gt;&gt;&gt;</text:span><text:span text:style-name="T30"> f</text:span><text:span text:style-name="T29">.</text:span><text:span text:style-name="T30">close()</text:span></text:p>
            <text:p text:style-name="P59"><text:span text:style-name="T30"/></text:p>
            <text:p text:style-name="P27"><text:span text:style-name="T30">:~</text:span><text:span text:style-name="T66">$ </text:span><text:span text:style-name="T30">cat out.txt </text:span></text:p>
            <text:p text:style-name="P60"><text:span text:style-name="T42">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(3)</text:p>
          </draw:text-box>
        </draw:frame>
        <draw:frame presentation:style-name="pr5" draw:text-style-name="P35" draw:layer="layout" svg:width="12.297cm" svg:height="15.494cm" svg:x="0.6cm" svg:y="4.064cm" presentation:class="outline" presentation:user-transformed="true">
          <draw:text-box>
            <text:p text:style-name="P32"><text:span text:style-name="T35">&gt;&gt;&gt;</text:span><text:span text:style-name="T36"> </text:span><text:span text:style-name="T38">from</text:span><text:span text:style-name="T36"> </text:span><text:span text:style-name="T67">socket</text:span><text:span text:style-name="T36"> </text:span><text:span text:style-name="T38">import</text:span><text:span text:style-name="T36"> </text:span><text:span text:style-name="T35">*</text:span></text:p>
            <text:p text:style-name="P32"><text:span text:style-name="T35">&gt;&gt;&gt;</text:span><text:span text:style-name="T36"> sock </text:span><text:span text:style-name="T35">=</text:span><text:span text:style-name="T36"> socket(AF_INET, SOCK_STREAM)</text:span></text:p>
            <text:p text:style-name="P32"><text:span text:style-name="T35">&gt;&gt;&gt;</text:span><text:span text:style-name="T36"> sock</text:span><text:span text:style-name="T35">.</text:span><text:span text:style-name="T36">bind((</text:span><text:span text:style-name="T40">"0.0.0.0"</text:span><text:span text:style-name="T36">, </text:span><text:span text:style-name="T37">51234</text:span><text:span text:style-name="T36">))</text:span></text:p>
            <text:p text:style-name="P32"><text:span text:style-name="T35">&gt;&gt;&gt;</text:span><text:span text:style-name="T36"> sock</text:span><text:span text:style-name="T35">.</text:span><text:span text:style-name="T36">listen(</text:span><text:span text:style-name="T37">5</text:span><text:span text:style-name="T36">)</text:span></text:p>
            <text:p text:style-name="P32"><text:span text:style-name="T35">&gt;&gt;&gt;</text:span><text:span text:style-name="T36"> cl </text:span><text:span text:style-name="T35">=</text:span><text:span text:style-name="T36"> sock</text:span><text:span text:style-name="T35">.</text:span><text:span text:style-name="T36">accept()</text:span></text:p>
          </draw:text-box>
        </draw:frame>
        <draw:frame presentation:style-name="pr5" draw:text-style-name="P35" draw:layer="layout" svg:width="12.297cm" svg:height="14.732cm" svg:x="15.213cm" svg:y="4.064cm" presentation:class="outline" presentation:user-transformed="true">
          <draw:text-box>
            <text:p text:style-name="P32"><text:span text:style-name="T35">&gt;&gt;&gt;</text:span><text:span text:style-name="T36"> </text:span><text:span text:style-name="T38">from</text:span><text:span text:style-name="T36"> </text:span><text:span text:style-name="T67">socket</text:span><text:span text:style-name="T36"> </text:span><text:span text:style-name="T38">import</text:span><text:span text:style-name="T36"> </text:span><text:span text:style-name="T35">*</text:span></text:p>
            <text:p text:style-name="P32"><text:span text:style-name="T35">&gt;&gt;&gt;</text:span><text:span text:style-name="T36"> sock </text:span><text:span text:style-name="T35">=</text:span><text:span text:style-name="T36"> socket(AF_INET, SOCK_STREAM)</text:span></text:p>
            <text:p text:style-name="P32"><text:span text:style-name="T35">&gt;&gt;&gt;</text:span><text:span text:style-name="T36"> sock</text:span><text:span text:style-name="T35">.</text:span><text:span text:style-name="T36">connect((</text:span><text:span text:style-name="T40">"127.0.0.1"</text:span><text:span text:style-name="T36">, </text:span><text:span text:style-name="T37">51234</text:span><text:span text:style-name="T36">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(3)</text:p>
          </draw:text-box>
        </draw:frame>
        <draw:frame presentation:style-name="pr5" draw:text-style-name="P12" draw:layer="layout" svg:width="12.297cm" svg:height="15.494cm" svg:x="0.7cm" svg:y="4.064cm" presentation:class="outline" presentation:user-transformed="true">
          <draw:text-box>
            <text:p text:style-name="P7"><text:span text:style-name="T7">&gt;&gt;&gt;</text:span><text:span text:style-name="T8"> cl</text:span></text:p>
            <text:p text:style-name="P7"><text:span text:style-name="T8">(</text:span><text:span text:style-name="T7">&lt;</text:span><text:span text:style-name="T8">socket</text:span><text:span text:style-name="T7">.</text:span><text:span text:style-name="T8">_socketobject </text:span><text:span text:style-name="T12">object</text:span><text:span text:style-name="T8"> at </text:span><text:span text:style-name="T9">0x7f09118627c0</text:span><text:span text:style-name="T7">&gt;</text:span><text:span text:style-name="T8">, (</text:span><text:span text:style-name="T13">'127.0.0.1'</text:span><text:span text:style-name="T8">, </text:span><text:span text:style-name="T9">58003</text:span><text:span text:style-name="T8">))</text:span></text:p>
            <text:p text:style-name="P7"><text:span text:style-name="T7">&gt;&gt;&gt;</text:span><text:span text:style-name="T8"> cl[</text:span><text:span text:style-name="T9">0</text:span><text:span text:style-name="T8">]</text:span><text:span text:style-name="T7">.</text:span><text:span text:style-name="T8">send(</text:span><text:span text:style-name="T13">"Salut!"</text:span><text:span text:style-name="T8">)</text:span></text:p>
            <text:p text:style-name="P9"><text:span text:style-name="T10">6</text:span></text:p>
            <text:p text:style-name="P7"><text:span text:style-name="T7">&gt;&gt;&gt;</text:span><text:span text:style-name="T8"> cl[</text:span><text:span text:style-name="T9">0</text:span><text:span text:style-name="T8">]</text:span><text:span text:style-name="T7">.</text:span><text:span text:style-name="T8">recv(</text:span><text:span text:style-name="T9">1024</text:span><text:span text:style-name="T8">)</text:span></text:p>
            <text:p text:style-name="P10"><text:span text:style-name="T10">'Salut!Salut!'</text:span></text:p>
          </draw:text-box>
        </draw:frame>
        <draw:frame presentation:style-name="pr5" draw:text-style-name="P12" draw:layer="layout" svg:width="12.297cm" svg:height="14.732cm" svg:x="15.313cm" svg:y="4.064cm" presentation:class="outline" presentation:user-transformed="true">
          <draw:text-box>
            <text:p text:style-name="P7"><text:span text:style-name="T7">&gt;&gt;&gt;</text:span><text:span text:style-name="T8"> a </text:span><text:span text:style-name="T7">=</text:span><text:span text:style-name="T8"> sock</text:span><text:span text:style-name="T7">.</text:span><text:span text:style-name="T8">recv(</text:span><text:span text:style-name="T9">1024</text:span><text:span text:style-name="T8">)</text:span></text:p>
            <text:p text:style-name="P7"><text:span text:style-name="T7">&gt;&gt;&gt;</text:span><text:span text:style-name="T8"> sock</text:span><text:span text:style-name="T7">.</text:span><text:span text:style-name="T8">send(a </text:span><text:span text:style-name="T7">*</text:span><text:span text:style-name="T8"> </text:span><text:span text:style-name="T9">2</text:span><text:span text:style-name="T8">)</text:span></text:p>
            <text:p text:style-name="P61"><text:span text:style-name="T10">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r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python.org/" xlink:type="simple">https://www.python.org/</text:a></text:p>
              </text:list-item>
              <text:list-item>
                <text:p><text:a xlink:href="http://learnpythonthehardway.org/" xlink:type="simple">http://learnpythonthehardway.org/</text:a></text:p>
              </text:list-item>
              <text:list-item>
                <text:p><text:a xlink:href="http://corepython.com/" xlink:type="simple">http://corepython.com/</text:a></text:p>
              </text:list-item>
              <text:list-item>
                <text:p><text:a xlink:href="http://www.codecademy.com/tracks/python" xlink:type="simple">http://www.codecademy.com/tracks/python</text:a></text:p>
              </text:list-item>
              <text:list-item>
                <text:p><text:a xlink:href="http://www.checkio.org/" xlink:type="simple">http://www.checkio.org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" style:font-family-generic="swiss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smin Poieana</meta:initial-creator>
    <meta:creation-date>2014-05-25T17:30:58.795955711</meta:creation-date>
    <dc:date>2014-05-29T23:57:24.097991701</dc:date>
    <dc:creator>Cosmin Poieana</dc:creator>
    <meta:editing-duration>P2DT6H54M15S</meta:editing-duration>
    <meta:editing-cycles>65</meta:editing-cycles>
    <meta:generator>LibreOffice/4.2.3.3$Linux_X86_64 LibreOffice_project/420m0$Build-3</meta:generator>
    <meta:document-statistic meta:object-count="156"/>
  </office:meta>
</office:document-meta>
</file>